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433cm"/>
    </style:style>
    <style:style style:name="co2" style:family="table-column">
      <style:table-column-properties fo:break-before="auto" style:column-width="8.932cm"/>
    </style:style>
    <style:style style:name="co3" style:family="table-column">
      <style:table-column-properties fo:break-before="auto" style:column-width="8.373cm"/>
    </style:style>
    <style:style style:name="co4" style:family="table-column">
      <style:table-column-properties fo:break-before="auto" style:column-width="8.3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223cm"/>
    </style:style>
    <style:style style:name="co7" style:family="table-column">
      <style:table-column-properties fo:break-before="auto" style:column-width="11.137cm"/>
    </style:style>
    <style:style style:name="co8" style:family="table-column">
      <style:table-column-properties fo:break-before="auto" style:column-width="7.488cm"/>
    </style:style>
    <style:style style:name="co9" style:family="table-column">
      <style:table-column-properties fo:break-before="auto" style:column-width="6.466cm"/>
    </style:style>
    <style:style style:name="co10" style:family="table-column">
      <style:table-column-properties fo:break-before="auto" style:column-width="8.114cm"/>
    </style:style>
    <style:style style:name="co11" style:family="table-column">
      <style:table-column-properties fo:break-before="auto" style:column-width="11.247cm"/>
    </style:style>
    <style:style style:name="co12" style:family="table-column">
      <style:table-column-properties fo:break-before="auto" style:column-width="4.731cm"/>
    </style:style>
    <style:style style:name="co13" style:family="table-column">
      <style:table-column-properties fo:break-before="auto" style:column-width="7.966cm"/>
    </style:style>
    <style:style style:name="co14" style:family="table-column">
      <style:table-column-properties fo:break-before="auto" style:column-width="6.997cm"/>
    </style:style>
    <style:style style:name="co15" style:family="table-column">
      <style:table-column-properties fo:break-before="auto" style:column-width="9.804cm"/>
    </style:style>
    <style:style style:name="co16" style:family="table-column">
      <style:table-column-properties fo:break-before="auto" style:column-width="5.309cm"/>
    </style:style>
    <style:style style:name="co17" style:family="table-column">
      <style:table-column-properties fo:break-before="auto" style:column-width="10.587cm"/>
    </style:style>
    <style:style style:name="co18" style:family="table-column">
      <style:table-column-properties fo:break-before="auto" style:column-width="9.259cm"/>
    </style:style>
    <style:style style:name="co19" style:family="table-column">
      <style:table-column-properties fo:break-before="auto" style:column-width="11.22cm"/>
    </style:style>
    <style:style style:name="co20" style:family="table-column">
      <style:table-column-properties fo:break-before="auto" style:column-width="6.899cm"/>
    </style:style>
    <style:style style:name="co21" style:family="table-column">
      <style:table-column-properties fo:break-before="auto" style:column-width="9.924cm"/>
    </style:style>
    <style:style style:name="co22" style:family="table-column">
      <style:table-column-properties fo:break-before="auto" style:column-width="7.135cm"/>
    </style:style>
    <style:style style:name="co23" style:family="table-column">
      <style:table-column-properties fo:break-before="auto" style:column-width="9.885cm"/>
    </style:style>
    <style:style style:name="co24" style:family="table-column">
      <style:table-column-properties fo:break-before="auto" style:column-width="10.18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font-name="Monospace" fo:language="en" fo:country="US" style:font-name-asian="WenQuanYi Micro Hei" style:language-asian="en" style:country-asian="US" style:font-name-complex="Lohit Hindi" style:language-complex="en" style:country-complex="U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>
            <text:p>Linear Kernel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>
            <text:p>No Normalization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Noun4</text:p>
          </table:table-cell>
          <table:table-cell table:style-name="Default" office:value-type="string">
            <text:p>Senseval</text:p>
          </table:table-cell>
          <table:table-cell office:value-type="string">
            <text:p>SENSEVAL-2 Total</text:p>
          </table:table-cell>
          <table:table-cell/>
        </table:table-row>
        <table:table-row table:style-name="ro2">
          <table:table-cell office:value-type="string">
            <text:p>posAsPos : 77</text:p>
          </table:table-cell>
          <table:table-cell office:value-type="string">
            <text:p>posAsPos : 11</text:p>
          </table:table-cell>
          <table:table-cell office:value-type="string">
            <text:p>posAsPos</text:p>
          </table:table-cell>
          <table:table-cell table:formula="of:=11+12+12+11+9" office:value-type="float" office:value="55">
            <text:p>55</text:p>
          </table:table-cell>
        </table:table-row>
        <table:table-row table:style-name="ro2">
          <table:table-cell office:value-type="string">
            <text:p>posAsNeg : 287</text:p>
          </table:table-cell>
          <table:table-cell office:value-type="string">
            <text:p>posAsNeg : 108</text:p>
          </table:table-cell>
          <table:table-cell office:value-type="string">
            <text:p>posAsNeg</text:p>
          </table:table-cell>
          <table:table-cell table:formula="of:=108+107+107+108+110" office:value-type="float" office:value="540">
            <text:p>540</text:p>
          </table:table-cell>
        </table:table-row>
        <table:table-row table:style-name="ro2">
          <table:table-cell office:value-type="string">
            <text:p>negAsPos : 27</text:p>
          </table:table-cell>
          <table:table-cell office:value-type="string">
            <text:p>negAsPos : 16</text:p>
          </table:table-cell>
          <table:table-cell office:value-type="string">
            <text:p>negAsPos</text:p>
          </table:table-cell>
          <table:table-cell table:formula="of:=16+16+16+16+6" office:value-type="float" office:value="70">
            <text:p>70</text:p>
          </table:table-cell>
        </table:table-row>
        <table:table-row table:style-name="ro2">
          <table:table-cell office:value-type="string">
            <text:p>negAsNeg : 337</text:p>
          </table:table-cell>
          <table:table-cell office:value-type="string">
            <text:p>negAsNeg : 536</text:p>
          </table:table-cell>
          <table:table-cell office:value-type="string">
            <text:p>negAsNeg</text:p>
          </table:table-cell>
          <table:table-cell table:formula="of:=536+536+536+536+546" office:value-type="float" office:value="2690">
            <text:p>2690</text:p>
          </table:table-cell>
        </table:table-row>
        <table:table-row table:style-name="ro1">
          <table:table-cell office:value-type="string">
            <text:p>Accuracy : 0.5686813186813187</text:p>
          </table:table-cell>
          <table:table-cell office:value-type="string">
            <text:p>Accuracy : 0.8152011922503726</text:p>
          </table:table-cell>
          <table:table-cell office:value-type="string">
            <text:p>Accuracy</text:p>
          </table:table-cell>
          <table:table-cell table:formula="of:=([.D5]+[.D8])/([.D5]+[.D6]+[.D7]+[.D8])" office:value-type="float" office:value="0.818181818181818">
            <text:p>0.8181818182</text:p>
          </table:table-cell>
        </table:table-row>
        <table:table-row table:style-name="ro2">
          <table:table-cell office:value-type="string">
            <text:p>PrecisionP : 0.7403846153846154</text:p>
          </table:table-cell>
          <table:table-cell office:value-type="string">
            <text:p>PrecisionP : 0.4074074074074074</text:p>
          </table:table-cell>
          <table:table-cell office:value-type="string">
            <text:p>PrecisionP</text:p>
          </table:table-cell>
          <table:table-cell table:formula="of:=([.D5])/([.D5]+[.D7])" office:value-type="float" office:value="0.44">
            <text:p>0.44</text:p>
          </table:table-cell>
        </table:table-row>
        <table:table-row table:style-name="ro2">
          <table:table-cell office:value-type="string">
            <text:p>RecallP : 0.21153846153846154</text:p>
          </table:table-cell>
          <table:table-cell office:value-type="string">
            <text:p>RecallP : 0.09243697478991597</text:p>
          </table:table-cell>
          <table:table-cell office:value-type="string">
            <text:p>RecallP</text:p>
          </table:table-cell>
          <table:table-cell table:formula="of:=([.D5])/([.D5]+[.D6])" office:value-type="float" office:value="0.092436974789916">
            <text:p>0.0924369748</text:p>
          </table:table-cell>
        </table:table-row>
        <table:table-row table:style-name="ro2">
          <table:table-cell office:value-type="string">
            <text:p>FScoreP : 0.32905982905982906</text:p>
          </table:table-cell>
          <table:table-cell office:value-type="string">
            <text:p>FScoreP : 0.15068493150684933</text:p>
          </table:table-cell>
          <table:table-cell office:value-type="string">
            <text:p>FScoreP</text:p>
          </table:table-cell>
          <table:table-cell table:formula="of:=2*[.D10]*[.D11]/([.D10]+[.D11])" office:value-type="float" office:value="0.152777777777778">
            <text:p>0.1527777778</text:p>
          </table:table-cell>
        </table:table-row>
        <table:table-row table:style-name="ro2">
          <table:table-cell office:value-type="string">
            <text:p>PrecisionN : 0.5400641025641025</text:p>
          </table:table-cell>
          <table:table-cell office:value-type="string">
            <text:p>PrecisionN : 0.8322981366459627</text:p>
          </table:table-cell>
          <table:table-cell office:value-type="string">
            <text:p>PrecisionN</text:p>
          </table:table-cell>
          <table:table-cell table:formula="of:=[.D8]/([.D8]+[.D6])" office:value-type="float" office:value="0.8328173374613">
            <text:p>0.8328173375</text:p>
          </table:table-cell>
        </table:table-row>
        <table:table-row table:style-name="ro2">
          <table:table-cell office:value-type="string">
            <text:p>RecallN : 0.9258241758241759</text:p>
          </table:table-cell>
          <table:table-cell office:value-type="string">
            <text:p>RecallN : 0.9710144927536232</text:p>
          </table:table-cell>
          <table:table-cell office:value-type="string">
            <text:p>RecallN</text:p>
          </table:table-cell>
          <table:table-cell table:formula="of:=[.D8]/([.D8]+[.D7])" office:value-type="float" office:value="0.97463768115942">
            <text:p>0.9746376812</text:p>
          </table:table-cell>
        </table:table-row>
        <table:table-row table:style-name="ro2">
          <table:table-cell office:value-type="string">
            <text:p>FScoreN : 0.6821862348178138</text:p>
          </table:table-cell>
          <table:table-cell office:value-type="string">
            <text:p>FScoreN : 0.8963210702341137</text:p>
          </table:table-cell>
          <table:table-cell office:value-type="string">
            <text:p>FScoreN</text:p>
          </table:table-cell>
          <table:table-cell table:formula="of:=2*[.D13]*[.D14]/([.D13]+[.D14])" office:value-type="float" office:value="0.898163606010017">
            <text:p>0.898163606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Noun5</text:p>
          </table:table-cell>
          <table:table-cell table:style-name="Default" office:value-type="string">
            <text:p>Senseval</text:p>
          </table:table-cell>
          <table:table-cell table:number-columns-repeated="2"/>
        </table:table-row>
        <table:table-row table:style-name="ro3">
          <table:table-cell office:value-type="string">
            <text:p>posAsPos : 84</text:p>
          </table:table-cell>
          <table:table-cell office:value-type="string">
            <text:p>posAsPos : 12</text:p>
          </table:table-cell>
          <table:table-cell table:number-columns-repeated="2"/>
        </table:table-row>
        <table:table-row table:style-name="ro3">
          <table:table-cell office:value-type="string">
            <text:p>posAsNeg : 280</text:p>
          </table:table-cell>
          <table:table-cell office:value-type="string">
            <text:p>posAsNeg : 107</text:p>
          </table:table-cell>
          <table:table-cell table:number-columns-repeated="2"/>
        </table:table-row>
        <table:table-row table:style-name="ro3">
          <table:table-cell office:value-type="string">
            <text:p>negAsPos : 28</text:p>
          </table:table-cell>
          <table:table-cell office:value-type="string">
            <text:p>negAsPos : 16</text:p>
          </table:table-cell>
          <table:table-cell table:number-columns-repeated="2"/>
        </table:table-row>
        <table:table-row table:style-name="ro3">
          <table:table-cell office:value-type="string">
            <text:p>negAsNeg : 336</text:p>
          </table:table-cell>
          <table:table-cell office:value-type="string">
            <text:p>negAsNeg : 536</text:p>
          </table:table-cell>
          <table:table-cell table:number-columns-repeated="2"/>
        </table:table-row>
        <table:table-row table:style-name="ro1">
          <table:table-cell office:value-type="string">
            <text:p>Accuracy : 0.5769230769230769</text:p>
          </table:table-cell>
          <table:table-cell office:value-type="string">
            <text:p>Accuracy : 0.8166915052160953</text:p>
          </table:table-cell>
          <table:table-cell table:number-columns-repeated="2"/>
        </table:table-row>
        <table:table-row table:style-name="ro3">
          <table:table-cell office:value-type="string">
            <text:p>PrecisionP : 0.75</text:p>
          </table:table-cell>
          <table:table-cell office:value-type="string">
            <text:p>PrecisionP : 0.42857142857142855</text:p>
          </table:table-cell>
          <table:table-cell table:number-columns-repeated="2"/>
        </table:table-row>
        <table:table-row table:style-name="ro3">
          <table:table-cell office:value-type="string">
            <text:p>RecallP : 0.23076923076923078</text:p>
          </table:table-cell>
          <table:table-cell office:value-type="string">
            <text:p>RecallP : 0.10084033613445378</text:p>
          </table:table-cell>
          <table:table-cell table:number-columns-repeated="2"/>
        </table:table-row>
        <table:table-row table:style-name="ro3">
          <table:table-cell office:value-type="string">
            <text:p>FScoreP : 0.3529411764705882</text:p>
          </table:table-cell>
          <table:table-cell office:value-type="string">
            <text:p>FScoreP : 0.16326530612244897</text:p>
          </table:table-cell>
          <table:table-cell table:number-columns-repeated="2"/>
        </table:table-row>
        <table:table-row table:style-name="ro3">
          <table:table-cell office:value-type="string">
            <text:p>PrecisionN : 0.5454545454545454</text:p>
          </table:table-cell>
          <table:table-cell office:value-type="string">
            <text:p>PrecisionN : 0.833592534992224</text:p>
          </table:table-cell>
          <table:table-cell table:number-columns-repeated="2"/>
        </table:table-row>
        <table:table-row table:style-name="ro3">
          <table:table-cell office:value-type="string">
            <text:p>RecallN : 0.9230769230769231</text:p>
          </table:table-cell>
          <table:table-cell office:value-type="string">
            <text:p>RecallN : 0.9710144927536232</text:p>
          </table:table-cell>
          <table:table-cell table:number-columns-repeated="2"/>
        </table:table-row>
        <table:table-row table:style-name="ro3">
          <table:table-cell office:value-type="string">
            <text:p>FScoreN : 0.6857142857142856</text:p>
          </table:table-cell>
          <table:table-cell office:value-type="string">
            <text:p>FScoreN : 0.8970711297071129</text:p>
          </table:table-cell>
          <table:table-cell table:number-columns-repeated="2"/>
        </table:table-row>
        <table:table-row table:style-name="ro4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Noun6</text:p>
          </table:table-cell>
          <table:table-cell table:style-name="Default" office:value-type="string">
            <text:p>Senseval</text:p>
          </table:table-cell>
          <table:table-cell table:number-columns-repeated="2"/>
        </table:table-row>
        <table:table-row table:style-name="ro3">
          <table:table-cell office:value-type="string">
            <text:p>posAsPos : 79</text:p>
          </table:table-cell>
          <table:table-cell office:value-type="string">
            <text:p>posAsPos : 12</text:p>
          </table:table-cell>
          <table:table-cell table:number-columns-repeated="2"/>
        </table:table-row>
        <table:table-row table:style-name="ro3">
          <table:table-cell office:value-type="string">
            <text:p>posAsNeg : 285</text:p>
          </table:table-cell>
          <table:table-cell office:value-type="string">
            <text:p>posAsNeg : 107</text:p>
          </table:table-cell>
          <table:table-cell table:number-columns-repeated="2"/>
        </table:table-row>
        <table:table-row table:style-name="ro3">
          <table:table-cell office:value-type="string">
            <text:p>negAsPos : 32</text:p>
          </table:table-cell>
          <table:table-cell office:value-type="string">
            <text:p>negAsPos : 16</text:p>
          </table:table-cell>
          <table:table-cell table:number-columns-repeated="2"/>
        </table:table-row>
        <table:table-row table:style-name="ro3">
          <table:table-cell office:value-type="string">
            <text:p>negAsNeg : 332</text:p>
          </table:table-cell>
          <table:table-cell office:value-type="string">
            <text:p>negAsNeg : 536</text:p>
          </table:table-cell>
          <table:table-cell table:number-columns-repeated="2"/>
        </table:table-row>
        <table:table-row table:style-name="ro1">
          <table:table-cell office:value-type="string">
            <text:p>Accuracy : 0.5645604395604396</text:p>
          </table:table-cell>
          <table:table-cell office:value-type="string">
            <text:p>Accuracy : 0.8166915052160953</text:p>
          </table:table-cell>
          <table:table-cell table:number-columns-repeated="2"/>
        </table:table-row>
        <table:table-row table:style-name="ro3">
          <table:table-cell office:value-type="string">
            <text:p>PrecisionP : 0.7117117117117117</text:p>
          </table:table-cell>
          <table:table-cell office:value-type="string">
            <text:p>PrecisionP : 0.42857142857142855</text:p>
          </table:table-cell>
          <table:table-cell table:number-columns-repeated="2"/>
        </table:table-row>
        <table:table-row table:style-name="ro3">
          <table:table-cell office:value-type="string">
            <text:p>RecallP : 0.21703296703296704</text:p>
          </table:table-cell>
          <table:table-cell office:value-type="string">
            <text:p>RecallP : 0.10084033613445378</text:p>
          </table:table-cell>
          <table:table-cell table:number-columns-repeated="2"/>
        </table:table-row>
        <table:table-row table:style-name="ro3">
          <table:table-cell office:value-type="string">
            <text:p>FScoreP : 0.33263157894736844</text:p>
          </table:table-cell>
          <table:table-cell office:value-type="string">
            <text:p>FScoreP : 0.16326530612244897</text:p>
          </table:table-cell>
          <table:table-cell table:number-columns-repeated="2"/>
        </table:table-row>
        <table:table-row table:style-name="ro3">
          <table:table-cell office:value-type="string">
            <text:p>PrecisionN : 0.5380875202593193</text:p>
          </table:table-cell>
          <table:table-cell office:value-type="string">
            <text:p>PrecisionN : 0.833592534992224</text:p>
          </table:table-cell>
          <table:table-cell table:number-columns-repeated="2"/>
        </table:table-row>
        <table:table-row table:style-name="ro3">
          <table:table-cell office:value-type="string">
            <text:p>RecallN : 0.9120879120879121</text:p>
          </table:table-cell>
          <table:table-cell office:value-type="string">
            <text:p>RecallN : 0.9710144927536232</text:p>
          </table:table-cell>
          <table:table-cell table:number-columns-repeated="2"/>
        </table:table-row>
        <table:table-row table:style-name="ro3">
          <table:table-cell office:value-type="string">
            <text:p>FScoreN : 0.6768603465851172</text:p>
          </table:table-cell>
          <table:table-cell office:value-type="string">
            <text:p>FScoreN : 0.8970711297071129</text:p>
          </table:table-cell>
          <table:table-cell table:number-columns-repeated="2"/>
        </table:table-row>
        <table:table-row table:style-name="ro4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Noun7</text:p>
          </table:table-cell>
          <table:table-cell table:style-name="Default" office:value-type="string">
            <text:p>Senseval</text:p>
          </table:table-cell>
          <table:table-cell table:number-columns-repeated="2"/>
        </table:table-row>
        <table:table-row table:style-name="ro3">
          <table:table-cell office:value-type="string">
            <text:p>posAsPos : 81</text:p>
          </table:table-cell>
          <table:table-cell office:value-type="string">
            <text:p>posAsPos : 11</text:p>
          </table:table-cell>
          <table:table-cell table:number-columns-repeated="2"/>
        </table:table-row>
        <table:table-row table:style-name="ro3">
          <table:table-cell office:value-type="string">
            <text:p>posAsNeg : 283</text:p>
          </table:table-cell>
          <table:table-cell office:value-type="string">
            <text:p>posAsNeg : 108</text:p>
          </table:table-cell>
          <table:table-cell table:number-columns-repeated="2"/>
        </table:table-row>
        <table:table-row table:style-name="ro3">
          <table:table-cell office:value-type="string">
            <text:p>negAsPos : 26</text:p>
          </table:table-cell>
          <table:table-cell office:value-type="string">
            <text:p>negAsPos : 16</text:p>
          </table:table-cell>
          <table:table-cell table:number-columns-repeated="2"/>
        </table:table-row>
        <table:table-row table:style-name="ro3">
          <table:table-cell office:value-type="string">
            <text:p>negAsNeg : 338</text:p>
          </table:table-cell>
          <table:table-cell office:value-type="string">
            <text:p>negAsNeg : 536</text:p>
          </table:table-cell>
          <table:table-cell table:number-columns-repeated="2"/>
        </table:table-row>
        <table:table-row table:style-name="ro1">
          <table:table-cell office:value-type="string">
            <text:p>Accuracy : 0.5755494505494505</text:p>
          </table:table-cell>
          <table:table-cell office:value-type="string">
            <text:p>Accuracy : 0.8152011922503726</text:p>
          </table:table-cell>
          <table:table-cell table:number-columns-repeated="2"/>
        </table:table-row>
        <table:table-row table:style-name="ro3">
          <table:table-cell office:value-type="string">
            <text:p>PrecisionP : 0.7570093457943925</text:p>
          </table:table-cell>
          <table:table-cell office:value-type="string">
            <text:p>PrecisionP : 0.4074074074074074</text:p>
          </table:table-cell>
          <table:table-cell table:number-columns-repeated="2"/>
        </table:table-row>
        <table:table-row table:style-name="ro3">
          <table:table-cell office:value-type="string">
            <text:p>RecallP : 0.22252747252747251</text:p>
          </table:table-cell>
          <table:table-cell office:value-type="string">
            <text:p>RecallP : 0.09243697478991597</text:p>
          </table:table-cell>
          <table:table-cell table:number-columns-repeated="2"/>
        </table:table-row>
        <table:table-row table:style-name="ro3">
          <table:table-cell office:value-type="string">
            <text:p>FScoreP : 0.34394904458598724</text:p>
          </table:table-cell>
          <table:table-cell office:value-type="string">
            <text:p>FScoreP : 0.15068493150684933</text:p>
          </table:table-cell>
          <table:table-cell table:number-columns-repeated="2"/>
        </table:table-row>
        <table:table-row table:style-name="ro3">
          <table:table-cell office:value-type="string">
            <text:p>PrecisionN : 0.5442834138486312</text:p>
          </table:table-cell>
          <table:table-cell office:value-type="string">
            <text:p>PrecisionN : 0.8322981366459627</text:p>
          </table:table-cell>
          <table:table-cell table:number-columns-repeated="2"/>
        </table:table-row>
        <table:table-row table:style-name="ro3">
          <table:table-cell office:value-type="string">
            <text:p>RecallN : 0.9285714285714286</text:p>
          </table:table-cell>
          <table:table-cell office:value-type="string">
            <text:p>RecallN : 0.9710144927536232</text:p>
          </table:table-cell>
          <table:table-cell table:number-columns-repeated="2"/>
        </table:table-row>
        <table:table-row table:style-name="ro3">
          <table:table-cell office:value-type="string">
            <text:p>FScoreN : 0.6862944162436548</text:p>
          </table:table-cell>
          <table:table-cell office:value-type="string">
            <text:p>FScoreN : 0.8963210702341137</text:p>
          </table:table-cell>
          <table:table-cell table:number-columns-repeated="2"/>
        </table:table-row>
        <table:table-row table:style-name="ro4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Noun8</text:p>
          </table:table-cell>
          <table:table-cell table:style-name="Default" office:value-type="string">
            <text:p>Senseval</text:p>
          </table:table-cell>
          <table:table-cell table:number-columns-repeated="2"/>
        </table:table-row>
        <table:table-row table:style-name="ro3">
          <table:table-cell office:value-type="string">
            <text:p>posAsPos : 41</text:p>
          </table:table-cell>
          <table:table-cell office:value-type="string">
            <text:p>posAsPos : 9</text:p>
          </table:table-cell>
          <table:table-cell table:number-columns-repeated="2"/>
        </table:table-row>
        <table:table-row table:style-name="ro3">
          <table:table-cell office:value-type="string">
            <text:p>posAsNeg : 323</text:p>
          </table:table-cell>
          <table:table-cell office:value-type="string">
            <text:p>posAsNeg : 110</text:p>
          </table:table-cell>
          <table:table-cell table:number-columns-repeated="2"/>
        </table:table-row>
        <table:table-row table:style-name="ro3">
          <table:table-cell office:value-type="string">
            <text:p>negAsPos : 7</text:p>
          </table:table-cell>
          <table:table-cell office:value-type="string">
            <text:p>negAsPos : 6</text:p>
          </table:table-cell>
          <table:table-cell table:number-columns-repeated="2"/>
        </table:table-row>
        <table:table-row table:style-name="ro3">
          <table:table-cell office:value-type="string">
            <text:p>negAsNeg : 357</text:p>
          </table:table-cell>
          <table:table-cell office:value-type="string">
            <text:p>negAsNeg : 546</text:p>
          </table:table-cell>
          <table:table-cell table:number-columns-repeated="2"/>
        </table:table-row>
        <table:table-row table:style-name="ro1">
          <table:table-cell office:value-type="string">
            <text:p>Accuracy : 0.5467032967032966</text:p>
          </table:table-cell>
          <table:table-cell office:value-type="string">
            <text:p>Accuracy : 0.827123695976155</text:p>
          </table:table-cell>
          <table:table-cell table:number-columns-repeated="2"/>
        </table:table-row>
        <table:table-row table:style-name="ro3">
          <table:table-cell office:value-type="string">
            <text:p>PrecisionP : 0.8541666666666666</text:p>
          </table:table-cell>
          <table:table-cell office:value-type="string">
            <text:p>PrecisionP : 0.6</text:p>
          </table:table-cell>
          <table:table-cell table:number-columns-repeated="2"/>
        </table:table-row>
        <table:table-row table:style-name="ro3">
          <table:table-cell office:value-type="string">
            <text:p>RecallP : 0.11263736263736264</text:p>
          </table:table-cell>
          <table:table-cell office:value-type="string">
            <text:p>RecallP : 0.07563025210084033</text:p>
          </table:table-cell>
          <table:table-cell table:number-columns-repeated="2"/>
        </table:table-row>
        <table:table-row table:style-name="ro3">
          <table:table-cell office:value-type="string">
            <text:p>FScoreP : 0.1990291262135922</text:p>
          </table:table-cell>
          <table:table-cell office:value-type="string">
            <text:p>FScoreP : 0.13432835820895522</text:p>
          </table:table-cell>
          <table:table-cell table:number-columns-repeated="2"/>
        </table:table-row>
        <table:table-row table:style-name="ro3">
          <table:table-cell office:value-type="string">
            <text:p>PrecisionN : 0.525</text:p>
          </table:table-cell>
          <table:table-cell office:value-type="string">
            <text:p>PrecisionN : 0.8323170731707317</text:p>
          </table:table-cell>
          <table:table-cell table:number-columns-repeated="2"/>
        </table:table-row>
        <table:table-row table:style-name="ro3">
          <table:table-cell office:value-type="string">
            <text:p>RecallN : 0.9807692307692307</text:p>
          </table:table-cell>
          <table:table-cell office:value-type="string">
            <text:p>RecallN : 0.9891304347826086</text:p>
          </table:table-cell>
          <table:table-cell table:number-columns-repeated="2"/>
        </table:table-row>
        <table:table-row table:style-name="ro3">
          <table:table-cell office:value-type="string">
            <text:p>FScoreN : 0.6839080459770114</text:p>
          </table:table-cell>
          <table:table-cell office:value-type="string">
            <text:p>FScoreN : 0.9039735099337748</text:p>
          </table:table-cell>
          <table:table-cell table:number-columns-repeated="2"/>
        </table:table-row>
        <table:table-row table:style-name="ro4" table:number-rows-repeated="3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Average FScore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>
            <text:p>FScoreP</text:p>
          </table:table-cell>
          <table:table-cell table:style-name="ce2" office:value-type="float" office:value="0.3115">
            <text:p>0.3115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FSCoreN</text:p>
          </table:table-cell>
          <table:table-cell table:style-name="Default" office:value-type="float" office:value="0.683">
            <text:p>0.683</text:p>
          </table:table-cell>
          <table:table-cell table:number-columns-repeated="2"/>
        </table:table-row>
      </table:table>
      <table:table table:name="Sheet2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office:value-type="string">
            <text:p>Linear Kernel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>
            <text:p>MinMax Normalization</text:p>
          </table:table-cell>
          <table:table-cell table:style-name="Default"/>
          <table:table-cell table:number-columns-repeated="2"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Noun4</text:p>
          </table:table-cell>
          <table:table-cell table:style-name="Default" office:value-type="string">
            <text:p>Senseval 2</text:p>
          </table:table-cell>
          <table:table-cell office:value-type="string">
            <text:p>SENSEVAL-2 Total</text:p>
          </table:table-cell>
          <table:table-cell/>
        </table:table-row>
        <table:table-row table:style-name="ro2">
          <table:table-cell office:value-type="string">
            <text:p>posAsPos : 268</text:p>
          </table:table-cell>
          <table:table-cell office:value-type="string">
            <text:p>posAsPos : 71</text:p>
          </table:table-cell>
          <table:table-cell office:value-type="string">
            <text:p>posAsPos</text:p>
          </table:table-cell>
          <table:table-cell table:formula="of:=71+77+76+80+77" office:value-type="float" office:value="381">
            <text:p>381</text:p>
          </table:table-cell>
        </table:table-row>
        <table:table-row table:style-name="ro2">
          <table:table-cell office:value-type="string">
            <text:p>posAsNeg : 96</text:p>
          </table:table-cell>
          <table:table-cell office:value-type="string">
            <text:p>posAsNeg : 48</text:p>
          </table:table-cell>
          <table:table-cell office:value-type="string">
            <text:p>posAsNeg</text:p>
          </table:table-cell>
          <table:table-cell table:formula="of:=48+42+43+39+42" office:value-type="float" office:value="214">
            <text:p>214</text:p>
          </table:table-cell>
        </table:table-row>
        <table:table-row table:style-name="ro2">
          <table:table-cell office:value-type="string">
            <text:p>negAsPos : 121</text:p>
          </table:table-cell>
          <table:table-cell office:value-type="string">
            <text:p>negAsPos : 137</text:p>
          </table:table-cell>
          <table:table-cell office:value-type="string">
            <text:p>negAsPos</text:p>
          </table:table-cell>
          <table:table-cell table:formula="of:=137+149+136+159+155" office:value-type="float" office:value="736">
            <text:p>736</text:p>
          </table:table-cell>
        </table:table-row>
        <table:table-row table:style-name="ro2">
          <table:table-cell office:value-type="string">
            <text:p>negAsNeg : 243</text:p>
          </table:table-cell>
          <table:table-cell office:value-type="string">
            <text:p>negAsNeg : 415</text:p>
          </table:table-cell>
          <table:table-cell office:value-type="string">
            <text:p>negAsNeg</text:p>
          </table:table-cell>
          <table:table-cell table:formula="of:=415+403+416+393+397" office:value-type="float" office:value="2024">
            <text:p>2024</text:p>
          </table:table-cell>
        </table:table-row>
        <table:table-row table:style-name="ro1">
          <table:table-cell office:value-type="string">
            <text:p>Accuracy : 0.7019230769230769</text:p>
          </table:table-cell>
          <table:table-cell office:value-type="string">
            <text:p>Accuracy : 0.7242921013412816</text:p>
          </table:table-cell>
          <table:table-cell office:value-type="string">
            <text:p>Accuracy</text:p>
          </table:table-cell>
          <table:table-cell table:formula="of:=([.D5]+[.D8])/([.D5]+[.D6]+[.D7]+[.D8])" office:value-type="float" office:value="0.716840536512668">
            <text:p>0.7168405365</text:p>
          </table:table-cell>
        </table:table-row>
        <table:table-row table:style-name="ro2">
          <table:table-cell office:value-type="string">
            <text:p>PrecisionP : 0.6889460154241646</text:p>
          </table:table-cell>
          <table:table-cell office:value-type="string">
            <text:p>PrecisionP : 0.34134615384615385</text:p>
          </table:table-cell>
          <table:table-cell office:value-type="string">
            <text:p>PrecisionP</text:p>
          </table:table-cell>
          <table:table-cell table:formula="of:=([.D5])/([.D5]+[.D7])" office:value-type="float" office:value="0.341092211280215">
            <text:p>0.3410922113</text:p>
          </table:table-cell>
        </table:table-row>
        <table:table-row table:style-name="ro2">
          <table:table-cell office:value-type="string">
            <text:p>RecallP : 0.7362637362637363</text:p>
          </table:table-cell>
          <table:table-cell office:value-type="string">
            <text:p>RecallP : 0.5966386554621849</text:p>
          </table:table-cell>
          <table:table-cell office:value-type="string">
            <text:p>RecallP</text:p>
          </table:table-cell>
          <table:table-cell table:formula="of:=([.D5])/([.D5]+[.D6])" office:value-type="float" office:value="0.640336134453781">
            <text:p>0.6403361345</text:p>
          </table:table-cell>
        </table:table-row>
        <table:table-row table:style-name="ro2">
          <table:table-cell office:value-type="string">
            <text:p>FScoreP : 0.7118193891102258</text:p>
          </table:table-cell>
          <table:table-cell office:value-type="string">
            <text:p>FScoreP : 0.43425076452599387</text:p>
          </table:table-cell>
          <table:table-cell office:value-type="string">
            <text:p>FScoreP</text:p>
          </table:table-cell>
          <table:table-cell table:formula="of:=2*[.D10]*[.D11]/([.D10]+[.D11])" office:value-type="float" office:value="0.445093457943925">
            <text:p>0.4450934579</text:p>
          </table:table-cell>
        </table:table-row>
        <table:table-row table:style-name="ro2">
          <table:table-cell office:value-type="string">
            <text:p>PrecisionN : 0.7168141592920354</text:p>
          </table:table-cell>
          <table:table-cell office:value-type="string">
            <text:p>PrecisionN : 0.896328293736501</text:p>
          </table:table-cell>
          <table:table-cell office:value-type="string">
            <text:p>PrecisionN</text:p>
          </table:table-cell>
          <table:table-cell table:formula="of:=[.D8]/([.D8]+[.D6])" office:value-type="float" office:value="0.90437890974084">
            <text:p>0.9043789097</text:p>
          </table:table-cell>
        </table:table-row>
        <table:table-row table:style-name="ro2">
          <table:table-cell office:value-type="string">
            <text:p>RecallN : 0.6675824175824175</text:p>
          </table:table-cell>
          <table:table-cell office:value-type="string">
            <text:p>RecallN : 0.7518115942028986</text:p>
          </table:table-cell>
          <table:table-cell office:value-type="string">
            <text:p>RecallN</text:p>
          </table:table-cell>
          <table:table-cell table:formula="of:=[.D8]/([.D8]+[.D7])" office:value-type="float" office:value="0.733333333333333">
            <text:p>0.7333333333</text:p>
          </table:table-cell>
        </table:table-row>
        <table:table-row table:style-name="ro2">
          <table:table-cell office:value-type="string">
            <text:p>FScoreN : 0.6913229018492176</text:p>
          </table:table-cell>
          <table:table-cell office:value-type="string">
            <text:p>FScoreN : 0.8177339901477833</text:p>
          </table:table-cell>
          <table:table-cell office:value-type="string">
            <text:p>FScoreN</text:p>
          </table:table-cell>
          <table:table-cell table:formula="of:=2*[.D13]*[.D14]/([.D13]+[.D14])" office:value-type="float" office:value="0.809923969587835">
            <text:p>0.8099239696</text:p>
          </table:table-cell>
        </table:table-row>
        <table:table-row table:style-name="ro4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Noun5</text:p>
          </table:table-cell>
          <table:table-cell table:style-name="Default" office:value-type="string">
            <text:p>Senseval 2</text:p>
          </table:table-cell>
          <table:table-cell table:number-columns-repeated="2"/>
        </table:table-row>
        <table:table-row table:style-name="ro3">
          <table:table-cell office:value-type="string">
            <text:p>posAsPos : 270</text:p>
          </table:table-cell>
          <table:table-cell office:value-type="string">
            <text:p>posAsPos : 77</text:p>
          </table:table-cell>
          <table:table-cell table:number-columns-repeated="2"/>
        </table:table-row>
        <table:table-row table:style-name="ro3">
          <table:table-cell office:value-type="string">
            <text:p>posAsNeg : 94</text:p>
          </table:table-cell>
          <table:table-cell office:value-type="string">
            <text:p>posAsNeg : 42</text:p>
          </table:table-cell>
          <table:table-cell table:number-columns-repeated="2"/>
        </table:table-row>
        <table:table-row table:style-name="ro3">
          <table:table-cell office:value-type="string">
            <text:p>negAsPos : 97</text:p>
          </table:table-cell>
          <table:table-cell office:value-type="string">
            <text:p>negAsPos : 149</text:p>
          </table:table-cell>
          <table:table-cell table:number-columns-repeated="2"/>
        </table:table-row>
        <table:table-row table:style-name="ro3">
          <table:table-cell office:value-type="string">
            <text:p>negAsNeg : 267</text:p>
          </table:table-cell>
          <table:table-cell office:value-type="string">
            <text:p>negAsNeg : 403</text:p>
          </table:table-cell>
          <table:table-cell table:number-columns-repeated="2"/>
        </table:table-row>
        <table:table-row table:style-name="ro1">
          <table:table-cell office:value-type="string">
            <text:p>Accuracy : 0.7376373626373627</text:p>
          </table:table-cell>
          <table:table-cell office:value-type="string">
            <text:p>Accuracy : 0.7153502235469449</text:p>
          </table:table-cell>
          <table:table-cell table:number-columns-repeated="2"/>
        </table:table-row>
        <table:table-row table:style-name="ro3">
          <table:table-cell office:value-type="string">
            <text:p>PrecisionP : 0.7356948228882834</text:p>
          </table:table-cell>
          <table:table-cell office:value-type="string">
            <text:p>PrecisionP : 0.3407079646017699</text:p>
          </table:table-cell>
          <table:table-cell table:number-columns-repeated="2"/>
        </table:table-row>
        <table:table-row table:style-name="ro3">
          <table:table-cell office:value-type="string">
            <text:p>RecallP : 0.7417582417582418</text:p>
          </table:table-cell>
          <table:table-cell office:value-type="string">
            <text:p>RecallP : 0.6470588235294118</text:p>
          </table:table-cell>
          <table:table-cell table:number-columns-repeated="2"/>
        </table:table-row>
        <table:table-row table:style-name="ro3">
          <table:table-cell office:value-type="string">
            <text:p>FScoreP : 0.7387140902872777</text:p>
          </table:table-cell>
          <table:table-cell office:value-type="string">
            <text:p>FScoreP : 0.4463768115942029</text:p>
          </table:table-cell>
          <table:table-cell table:number-columns-repeated="2"/>
        </table:table-row>
        <table:table-row table:style-name="ro3">
          <table:table-cell office:value-type="string">
            <text:p>PrecisionN : 0.739612188365651</text:p>
          </table:table-cell>
          <table:table-cell office:value-type="string">
            <text:p>PrecisionN : 0.9056179775280899</text:p>
          </table:table-cell>
          <table:table-cell table:number-columns-repeated="2"/>
        </table:table-row>
        <table:table-row table:style-name="ro3">
          <table:table-cell office:value-type="string">
            <text:p>RecallN : 0.7335164835164835</text:p>
          </table:table-cell>
          <table:table-cell office:value-type="string">
            <text:p>RecallN : 0.730072463768116</text:p>
          </table:table-cell>
          <table:table-cell table:number-columns-repeated="2"/>
        </table:table-row>
        <table:table-row table:style-name="ro3">
          <table:table-cell office:value-type="string">
            <text:p>FScoreN : 0.7365517241379311</text:p>
          </table:table-cell>
          <table:table-cell office:value-type="string">
            <text:p>FScoreN : 0.8084252758274825</text:p>
          </table:table-cell>
          <table:table-cell table:number-columns-repeated="2"/>
        </table:table-row>
        <table:table-row table:style-name="ro4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Noun6</text:p>
          </table:table-cell>
          <table:table-cell table:style-name="Default" office:value-type="string">
            <text:p>Senseval 2</text:p>
          </table:table-cell>
          <table:table-cell table:number-columns-repeated="2"/>
        </table:table-row>
        <table:table-row table:style-name="ro3">
          <table:table-cell office:value-type="string">
            <text:p>posAsPos : 263</text:p>
          </table:table-cell>
          <table:table-cell office:value-type="string">
            <text:p>posAsPos : 76</text:p>
          </table:table-cell>
          <table:table-cell table:number-columns-repeated="2"/>
        </table:table-row>
        <table:table-row table:style-name="ro3">
          <table:table-cell office:value-type="string">
            <text:p>posAsNeg : 101</text:p>
          </table:table-cell>
          <table:table-cell office:value-type="string">
            <text:p>posAsNeg : 43</text:p>
          </table:table-cell>
          <table:table-cell table:number-columns-repeated="2"/>
        </table:table-row>
        <table:table-row table:style-name="ro3">
          <table:table-cell office:value-type="string">
            <text:p>negAsPos : 99</text:p>
          </table:table-cell>
          <table:table-cell office:value-type="string">
            <text:p>negAsPos : 136</text:p>
          </table:table-cell>
          <table:table-cell table:number-columns-repeated="2"/>
        </table:table-row>
        <table:table-row table:style-name="ro3">
          <table:table-cell office:value-type="string">
            <text:p>negAsNeg : 265</text:p>
          </table:table-cell>
          <table:table-cell office:value-type="string">
            <text:p>negAsNeg : 416</text:p>
          </table:table-cell>
          <table:table-cell table:number-columns-repeated="2"/>
        </table:table-row>
        <table:table-row table:style-name="ro1">
          <table:table-cell office:value-type="string">
            <text:p>Accuracy : 0.7252747252747253</text:p>
          </table:table-cell>
          <table:table-cell office:value-type="string">
            <text:p>Accuracy : 0.7332339791356185</text:p>
          </table:table-cell>
          <table:table-cell table:number-columns-repeated="2"/>
        </table:table-row>
        <table:table-row table:style-name="ro3">
          <table:table-cell office:value-type="string">
            <text:p>PrecisionP : 0.7265193370165746</text:p>
          </table:table-cell>
          <table:table-cell office:value-type="string">
            <text:p>PrecisionP : 0.3584905660377358</text:p>
          </table:table-cell>
          <table:table-cell table:number-columns-repeated="2"/>
        </table:table-row>
        <table:table-row table:style-name="ro3">
          <table:table-cell office:value-type="string">
            <text:p>RecallP : 0.7225274725274725</text:p>
          </table:table-cell>
          <table:table-cell office:value-type="string">
            <text:p>RecallP : 0.6386554621848739</text:p>
          </table:table-cell>
          <table:table-cell table:number-columns-repeated="2"/>
        </table:table-row>
        <table:table-row table:style-name="ro3">
          <table:table-cell office:value-type="string">
            <text:p>FScoreP : 0.7245179063360881</text:p>
          </table:table-cell>
          <table:table-cell office:value-type="string">
            <text:p>FScoreP : 0.459214501510574</text:p>
          </table:table-cell>
          <table:table-cell table:number-columns-repeated="2"/>
        </table:table-row>
        <table:table-row table:style-name="ro3">
          <table:table-cell office:value-type="string">
            <text:p>PrecisionN : 0.7240437158469946</text:p>
          </table:table-cell>
          <table:table-cell office:value-type="string">
            <text:p>PrecisionN : 0.906318082788671</text:p>
          </table:table-cell>
          <table:table-cell table:number-columns-repeated="2"/>
        </table:table-row>
        <table:table-row table:style-name="ro3">
          <table:table-cell office:value-type="string">
            <text:p>RecallN : 0.728021978021978</text:p>
          </table:table-cell>
          <table:table-cell office:value-type="string">
            <text:p>RecallN : 0.7536231884057971</text:p>
          </table:table-cell>
          <table:table-cell table:number-columns-repeated="2"/>
        </table:table-row>
        <table:table-row table:style-name="ro3">
          <table:table-cell office:value-type="string">
            <text:p>FScoreN : 0.726027397260274</text:p>
          </table:table-cell>
          <table:table-cell office:value-type="string">
            <text:p>FScoreN : 0.8229475766567754</text:p>
          </table:table-cell>
          <table:table-cell table:number-columns-repeated="2"/>
        </table:table-row>
        <table:table-row table:style-name="ro4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Noun7</text:p>
          </table:table-cell>
          <table:table-cell table:style-name="Default" office:value-type="string">
            <text:p>Senseval 2</text:p>
          </table:table-cell>
          <table:table-cell table:number-columns-repeated="2"/>
        </table:table-row>
        <table:table-row table:style-name="ro3">
          <table:table-cell office:value-type="string">
            <text:p>posAsPos : 277</text:p>
          </table:table-cell>
          <table:table-cell office:value-type="string">
            <text:p>posAsPos : 80</text:p>
          </table:table-cell>
          <table:table-cell table:number-columns-repeated="2"/>
        </table:table-row>
        <table:table-row table:style-name="ro3">
          <table:table-cell office:value-type="string">
            <text:p>posAsNeg : 87</text:p>
          </table:table-cell>
          <table:table-cell office:value-type="string">
            <text:p>posAsNeg : 39</text:p>
          </table:table-cell>
          <table:table-cell table:number-columns-repeated="2"/>
        </table:table-row>
        <table:table-row table:style-name="ro3">
          <table:table-cell office:value-type="string">
            <text:p>negAsPos : 110</text:p>
          </table:table-cell>
          <table:table-cell office:value-type="string">
            <text:p>negAsPos : 159</text:p>
          </table:table-cell>
          <table:table-cell table:number-columns-repeated="2"/>
        </table:table-row>
        <table:table-row table:style-name="ro3">
          <table:table-cell office:value-type="string">
            <text:p>negAsNeg : 254</text:p>
          </table:table-cell>
          <table:table-cell office:value-type="string">
            <text:p>negAsNeg : 393</text:p>
          </table:table-cell>
          <table:table-cell table:number-columns-repeated="2"/>
        </table:table-row>
        <table:table-row table:style-name="ro1">
          <table:table-cell office:value-type="string">
            <text:p>Accuracy : 0.7293956043956044</text:p>
          </table:table-cell>
          <table:table-cell office:value-type="string">
            <text:p>Accuracy : 0.7049180327868853</text:p>
          </table:table-cell>
          <table:table-cell table:number-columns-repeated="2"/>
        </table:table-row>
        <table:table-row table:style-name="ro3">
          <table:table-cell office:value-type="string">
            <text:p>PrecisionP : 0.7157622739018088</text:p>
          </table:table-cell>
          <table:table-cell office:value-type="string">
            <text:p>PrecisionP : 0.33472803347280333</text:p>
          </table:table-cell>
          <table:table-cell table:number-columns-repeated="2"/>
        </table:table-row>
        <table:table-row table:style-name="ro3">
          <table:table-cell office:value-type="string">
            <text:p>RecallP : 0.760989010989011</text:p>
          </table:table-cell>
          <table:table-cell office:value-type="string">
            <text:p>RecallP : 0.6722689075630253</text:p>
          </table:table-cell>
          <table:table-cell table:number-columns-repeated="2"/>
        </table:table-row>
        <table:table-row table:style-name="ro3">
          <table:table-cell office:value-type="string">
            <text:p>FScoreP : 0.7376830892143809</text:p>
          </table:table-cell>
          <table:table-cell office:value-type="string">
            <text:p>FScoreP : 0.446927374301676</text:p>
          </table:table-cell>
          <table:table-cell table:number-columns-repeated="2"/>
        </table:table-row>
        <table:table-row table:style-name="ro3">
          <table:table-cell office:value-type="string">
            <text:p>PrecisionN : 0.7448680351906158</text:p>
          </table:table-cell>
          <table:table-cell office:value-type="string">
            <text:p>PrecisionN : 0.9097222222222222</text:p>
          </table:table-cell>
          <table:table-cell table:number-columns-repeated="2"/>
        </table:table-row>
        <table:table-row table:style-name="ro3">
          <table:table-cell office:value-type="string">
            <text:p>RecallN : 0.6978021978021978</text:p>
          </table:table-cell>
          <table:table-cell office:value-type="string">
            <text:p>RecallN : 0.7119565217391305</text:p>
          </table:table-cell>
          <table:table-cell table:number-columns-repeated="2"/>
        </table:table-row>
        <table:table-row table:style-name="ro3">
          <table:table-cell office:value-type="string">
            <text:p>FScoreN : 0.7205673758865249</text:p>
          </table:table-cell>
          <table:table-cell office:value-type="string">
            <text:p>FScoreN : 0.7987804878048781</text:p>
          </table:table-cell>
          <table:table-cell table:number-columns-repeated="2"/>
        </table:table-row>
        <table:table-row table:style-name="ro4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Noun8</text:p>
          </table:table-cell>
          <table:table-cell table:style-name="Default" office:value-type="string">
            <text:p>Senseval 2</text:p>
          </table:table-cell>
          <table:table-cell table:number-columns-repeated="2"/>
        </table:table-row>
        <table:table-row table:style-name="ro3">
          <table:table-cell office:value-type="string">
            <text:p>posAsPos : 260</text:p>
          </table:table-cell>
          <table:table-cell office:value-type="string">
            <text:p>posAsPos : 77</text:p>
          </table:table-cell>
          <table:table-cell table:number-columns-repeated="2"/>
        </table:table-row>
        <table:table-row table:style-name="ro3">
          <table:table-cell office:value-type="string">
            <text:p>posAsNeg : 104</text:p>
          </table:table-cell>
          <table:table-cell office:value-type="string">
            <text:p>posAsNeg : 42</text:p>
          </table:table-cell>
          <table:table-cell table:number-columns-repeated="2"/>
        </table:table-row>
        <table:table-row table:style-name="ro3">
          <table:table-cell office:value-type="string">
            <text:p>negAsPos : 100</text:p>
          </table:table-cell>
          <table:table-cell office:value-type="string">
            <text:p>negAsPos : 155</text:p>
          </table:table-cell>
          <table:table-cell table:number-columns-repeated="2"/>
        </table:table-row>
        <table:table-row table:style-name="ro3">
          <table:table-cell office:value-type="string">
            <text:p>negAsNeg : 264</text:p>
          </table:table-cell>
          <table:table-cell office:value-type="string">
            <text:p>negAsNeg : 397</text:p>
          </table:table-cell>
          <table:table-cell table:number-columns-repeated="2"/>
        </table:table-row>
        <table:table-row table:style-name="ro1">
          <table:table-cell office:value-type="string">
            <text:p>Accuracy : 0.7197802197802198</text:p>
          </table:table-cell>
          <table:table-cell office:value-type="string">
            <text:p>Accuracy : 0.706408345752608</text:p>
          </table:table-cell>
          <table:table-cell table:number-columns-repeated="2"/>
        </table:table-row>
        <table:table-row table:style-name="ro3">
          <table:table-cell office:value-type="string">
            <text:p>PrecisionP : 0.7222222222222222</text:p>
          </table:table-cell>
          <table:table-cell office:value-type="string">
            <text:p>PrecisionP : 0.33189655172413796</text:p>
          </table:table-cell>
          <table:table-cell table:number-columns-repeated="2"/>
        </table:table-row>
        <table:table-row table:style-name="ro3">
          <table:table-cell office:value-type="string">
            <text:p>RecallP : 0.7142857142857143</text:p>
          </table:table-cell>
          <table:table-cell office:value-type="string">
            <text:p>RecallP : 0.6470588235294118</text:p>
          </table:table-cell>
          <table:table-cell table:number-columns-repeated="2"/>
        </table:table-row>
        <table:table-row table:style-name="ro3">
          <table:table-cell office:value-type="string">
            <text:p>FScoreP : 0.7182320441988951</text:p>
          </table:table-cell>
          <table:table-cell office:value-type="string">
            <text:p>FScoreP : 0.4387464387464387</text:p>
          </table:table-cell>
          <table:table-cell table:number-columns-repeated="2"/>
        </table:table-row>
        <table:table-row table:style-name="ro3">
          <table:table-cell office:value-type="string">
            <text:p>PrecisionN : 0.717391304347826</text:p>
          </table:table-cell>
          <table:table-cell office:value-type="string">
            <text:p>PrecisionN : 0.9043280182232346</text:p>
          </table:table-cell>
          <table:table-cell table:number-columns-repeated="2"/>
        </table:table-row>
        <table:table-row table:style-name="ro3">
          <table:table-cell office:value-type="string">
            <text:p>RecallN : 0.7252747252747253</text:p>
          </table:table-cell>
          <table:table-cell office:value-type="string">
            <text:p>RecallN : 0.7192028985507246</text:p>
          </table:table-cell>
          <table:table-cell table:number-columns-repeated="2"/>
        </table:table-row>
        <table:table-row table:style-name="ro3">
          <table:table-cell office:value-type="string">
            <text:p>FScoreN : 0.721311475409836</text:p>
          </table:table-cell>
          <table:table-cell office:value-type="string">
            <text:p>FScoreN : 0.8012108980827447</text:p>
          </table:table-cell>
          <table:table-cell table:number-columns-repeated="2"/>
        </table:table-row>
        <table:table-row table:style-name="ro4" table:number-rows-repeated="3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Average FScore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>
            <text:p>FScoreP</text:p>
          </table:table-cell>
          <table:table-cell table:style-name="Default" office:value-type="float" office:value="0.72618">
            <text:p>0.72618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FScoreN</text:p>
          </table:table-cell>
          <table:table-cell table:style-name="Default" office:value-type="float" office:value="0.71916">
            <text:p>0.71916</text:p>
          </table:table-cell>
          <table:table-cell table:number-columns-repeated="2"/>
        </table:table-row>
      </table:table>
      <table:table table:name="Sheet3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Default" office:value-type="string">
            <text:p>Linear Kernel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>
            <text:p>ZScore Normalization</text:p>
          </table:table-cell>
          <table:table-cell table:style-name="Default"/>
          <table:table-cell table:number-columns-repeated="2"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Noun4</text:p>
          </table:table-cell>
          <table:table-cell table:style-name="Default" office:value-type="string">
            <text:p>Senseval2</text:p>
          </table:table-cell>
          <table:table-cell office:value-type="string">
            <text:p>SENSEVAL-2 Total</text:p>
          </table:table-cell>
          <table:table-cell/>
        </table:table-row>
        <table:table-row table:style-name="ro2">
          <table:table-cell office:value-type="string">
            <text:p>posAsPos : 11</text:p>
          </table:table-cell>
          <table:table-cell office:value-type="string">
            <text:p>posAsPos : 1</text:p>
          </table:table-cell>
          <table:table-cell office:value-type="string">
            <text:p>posAsPos</text:p>
          </table:table-cell>
          <table:table-cell table:formula="of:=1+1+0+0+1" office:value-type="float" office:value="3">
            <text:p>3</text:p>
          </table:table-cell>
        </table:table-row>
        <table:table-row table:style-name="ro2">
          <table:table-cell office:value-type="string">
            <text:p>posAsNeg : 353</text:p>
          </table:table-cell>
          <table:table-cell office:value-type="string">
            <text:p>posAsNeg : 118</text:p>
          </table:table-cell>
          <table:table-cell office:value-type="string">
            <text:p>posAsNeg</text:p>
          </table:table-cell>
          <table:table-cell table:formula="of:=118+118+119+119+118" office:value-type="float" office:value="592">
            <text:p>592</text:p>
          </table:table-cell>
        </table:table-row>
        <table:table-row table:style-name="ro2">
          <table:table-cell office:value-type="string">
            <text:p>negAsPos : 4</text:p>
          </table:table-cell>
          <table:table-cell office:value-type="string">
            <text:p>negAsPos : 0</text:p>
          </table:table-cell>
          <table:table-cell office:value-type="string">
            <text:p>negAsPos</text:p>
          </table:table-cell>
          <table:table-cell table:formula="of:=0" office:value-type="float" office:value="0">
            <text:p>0</text:p>
          </table:table-cell>
        </table:table-row>
        <table:table-row table:style-name="ro2">
          <table:table-cell office:value-type="string">
            <text:p>negAsNeg : 360</text:p>
          </table:table-cell>
          <table:table-cell office:value-type="string">
            <text:p>negAsNeg : 552</text:p>
          </table:table-cell>
          <table:table-cell office:value-type="string">
            <text:p>negAsNeg</text:p>
          </table:table-cell>
          <table:table-cell table:formula="of:=552*5" office:value-type="float" office:value="2760">
            <text:p>2760</text:p>
          </table:table-cell>
        </table:table-row>
        <table:table-row table:style-name="ro1">
          <table:table-cell office:value-type="string">
            <text:p>Accuracy : 0.5096153846153846</text:p>
          </table:table-cell>
          <table:table-cell office:value-type="string">
            <text:p>Accuracy : 0.8241430700447094</text:p>
          </table:table-cell>
          <table:table-cell office:value-type="string">
            <text:p>Accuracy</text:p>
          </table:table-cell>
          <table:table-cell table:formula="of:=([.D5]+[.D8])/([.D5]+[.D6]+[.D7]+[.D8])" office:value-type="float" office:value="0.82354694485842">
            <text:p>0.8235469449</text:p>
          </table:table-cell>
        </table:table-row>
        <table:table-row table:style-name="ro2">
          <table:table-cell office:value-type="string">
            <text:p>PrecisionP : 0.7333333333333333</text:p>
          </table:table-cell>
          <table:table-cell office:value-type="string">
            <text:p>PrecisionP : 1.0</text:p>
          </table:table-cell>
          <table:table-cell office:value-type="string">
            <text:p>PrecisionP</text:p>
          </table:table-cell>
          <table:table-cell table:formula="of:=([.D5])/([.D5]+[.D7])" office:value-type="float" office:value="1">
            <text:p>1</text:p>
          </table:table-cell>
        </table:table-row>
        <table:table-row table:style-name="ro2">
          <table:table-cell office:value-type="string">
            <text:p>RecallP : 0.03021978021978022</text:p>
          </table:table-cell>
          <table:table-cell office:value-type="string">
            <text:p>RecallP : 0.008403361344537815</text:p>
          </table:table-cell>
          <table:table-cell office:value-type="string">
            <text:p>RecallP</text:p>
          </table:table-cell>
          <table:table-cell table:formula="of:=([.D5])/([.D5]+[.D6])" office:value-type="float" office:value="0.00504201680672269">
            <text:p>0.0050420168</text:p>
          </table:table-cell>
        </table:table-row>
        <table:table-row table:style-name="ro2">
          <table:table-cell office:value-type="string">
            <text:p>FScoreP : 0.05804749340369393</text:p>
          </table:table-cell>
          <table:table-cell office:value-type="string">
            <text:p>FScoreP : 0.016666666666666666</text:p>
          </table:table-cell>
          <table:table-cell office:value-type="string">
            <text:p>FScoreP</text:p>
          </table:table-cell>
          <table:table-cell table:formula="of:=2*[.D10]*[.D11]/([.D10]+[.D11])" office:value-type="float" office:value="0.0100334448160535">
            <text:p>0.0100334448</text:p>
          </table:table-cell>
        </table:table-row>
        <table:table-row table:style-name="ro2">
          <table:table-cell office:value-type="string">
            <text:p>PrecisionN : 0.5049088359046283</text:p>
          </table:table-cell>
          <table:table-cell office:value-type="string">
            <text:p>PrecisionN : 0.8238805970149253</text:p>
          </table:table-cell>
          <table:table-cell office:value-type="string">
            <text:p>PrecisionN</text:p>
          </table:table-cell>
          <table:table-cell table:formula="of:=[.D8]/([.D8]+[.D6])" office:value-type="float" office:value="0.823389021479714">
            <text:p>0.8233890215</text:p>
          </table:table-cell>
        </table:table-row>
        <table:table-row table:style-name="ro2">
          <table:table-cell office:value-type="string">
            <text:p>RecallN : 0.989010989010989</text:p>
          </table:table-cell>
          <table:table-cell office:value-type="string">
            <text:p>RecallN : 1.0</text:p>
          </table:table-cell>
          <table:table-cell office:value-type="string">
            <text:p>RecallN</text:p>
          </table:table-cell>
          <table:table-cell table:formula="of:=[.D8]/([.D8]+[.D7])" office:value-type="float" office:value="1">
            <text:p>1</text:p>
          </table:table-cell>
        </table:table-row>
        <table:table-row table:style-name="ro2">
          <table:table-cell office:value-type="string">
            <text:p>FScoreN : 0.6685236768802229</text:p>
          </table:table-cell>
          <table:table-cell office:value-type="string">
            <text:p>FScoreN : 0.9034369885433714</text:p>
          </table:table-cell>
          <table:table-cell office:value-type="string">
            <text:p>FScoreN</text:p>
          </table:table-cell>
          <table:table-cell table:formula="of:=2*[.D13]*[.D14]/([.D13]+[.D14])" office:value-type="float" office:value="0.903141361256544">
            <text:p>0.9031413613</text:p>
          </table:table-cell>
        </table:table-row>
        <table:table-row table:style-name="ro4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Noun5</text:p>
          </table:table-cell>
          <table:table-cell table:style-name="Default" office:value-type="string">
            <text:p>Senseval2</text:p>
          </table:table-cell>
          <table:table-cell table:number-columns-repeated="2"/>
        </table:table-row>
        <table:table-row table:style-name="ro3">
          <table:table-cell office:value-type="string">
            <text:p>posAsPos : 12</text:p>
          </table:table-cell>
          <table:table-cell office:value-type="string">
            <text:p>posAsPos : 1</text:p>
          </table:table-cell>
          <table:table-cell table:number-columns-repeated="2"/>
        </table:table-row>
        <table:table-row table:style-name="ro3">
          <table:table-cell office:value-type="string">
            <text:p>posAsNeg : 352</text:p>
          </table:table-cell>
          <table:table-cell office:value-type="string">
            <text:p>posAsNeg : 118</text:p>
          </table:table-cell>
          <table:table-cell table:number-columns-repeated="2"/>
        </table:table-row>
        <table:table-row table:style-name="ro3">
          <table:table-cell office:value-type="string">
            <text:p>negAsPos : 1</text:p>
          </table:table-cell>
          <table:table-cell office:value-type="string">
            <text:p>negAsPos : 0</text:p>
          </table:table-cell>
          <table:table-cell table:number-columns-repeated="2"/>
        </table:table-row>
        <table:table-row table:style-name="ro3">
          <table:table-cell office:value-type="string">
            <text:p>negAsNeg : 363</text:p>
          </table:table-cell>
          <table:table-cell office:value-type="string">
            <text:p>negAsNeg : 552</text:p>
          </table:table-cell>
          <table:table-cell table:number-columns-repeated="2"/>
        </table:table-row>
        <table:table-row table:style-name="ro1">
          <table:table-cell office:value-type="string">
            <text:p>Accuracy : 0.5151098901098901</text:p>
          </table:table-cell>
          <table:table-cell office:value-type="string">
            <text:p>Accuracy : 0.8241430700447094</text:p>
          </table:table-cell>
          <table:table-cell table:number-columns-repeated="2"/>
        </table:table-row>
        <table:table-row table:style-name="ro3">
          <table:table-cell office:value-type="string">
            <text:p>PrecisionP : 0.9230769230769231</text:p>
          </table:table-cell>
          <table:table-cell office:value-type="string">
            <text:p>PrecisionP : 1.0</text:p>
          </table:table-cell>
          <table:table-cell table:number-columns-repeated="2"/>
        </table:table-row>
        <table:table-row table:style-name="ro3">
          <table:table-cell office:value-type="string">
            <text:p>RecallP : 0.03296703296703297</text:p>
          </table:table-cell>
          <table:table-cell office:value-type="string">
            <text:p>RecallP : 0.008403361344537815</text:p>
          </table:table-cell>
          <table:table-cell table:number-columns-repeated="2"/>
        </table:table-row>
        <table:table-row table:style-name="ro3">
          <table:table-cell office:value-type="string">
            <text:p>FScoreP : 0.0636604774535809</text:p>
          </table:table-cell>
          <table:table-cell office:value-type="string">
            <text:p>FScoreP : 0.016666666666666666</text:p>
          </table:table-cell>
          <table:table-cell table:number-columns-repeated="2"/>
        </table:table-row>
        <table:table-row table:style-name="ro3">
          <table:table-cell office:value-type="string">
            <text:p>PrecisionN : 0.5076923076923077</text:p>
          </table:table-cell>
          <table:table-cell office:value-type="string">
            <text:p>PrecisionN : 0.8238805970149253</text:p>
          </table:table-cell>
          <table:table-cell table:number-columns-repeated="2"/>
        </table:table-row>
        <table:table-row table:style-name="ro3">
          <table:table-cell office:value-type="string">
            <text:p>RecallN : 0.9972527472527473</text:p>
          </table:table-cell>
          <table:table-cell office:value-type="string">
            <text:p>RecallN : 1.0</text:p>
          </table:table-cell>
          <table:table-cell table:number-columns-repeated="2"/>
        </table:table-row>
        <table:table-row table:style-name="ro3">
          <table:table-cell office:value-type="string">
            <text:p>FScoreN : 0.6728452270620945</text:p>
          </table:table-cell>
          <table:table-cell office:value-type="string">
            <text:p>FScoreN : 0.9034369885433714</text:p>
          </table:table-cell>
          <table:table-cell table:number-columns-repeated="2"/>
        </table:table-row>
        <table:table-row table:style-name="ro4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Noun6</text:p>
          </table:table-cell>
          <table:table-cell table:style-name="Default" office:value-type="string">
            <text:p>Senseval2</text:p>
          </table:table-cell>
          <table:table-cell table:number-columns-repeated="2"/>
        </table:table-row>
        <table:table-row table:style-name="ro3">
          <table:table-cell office:value-type="string">
            <text:p>posAsPos : 3</text:p>
          </table:table-cell>
          <table:table-cell office:value-type="string">
            <text:p>posAsPos : 0</text:p>
          </table:table-cell>
          <table:table-cell table:number-columns-repeated="2"/>
        </table:table-row>
        <table:table-row table:style-name="ro3">
          <table:table-cell office:value-type="string">
            <text:p>posAsNeg : 361</text:p>
          </table:table-cell>
          <table:table-cell office:value-type="string">
            <text:p>posAsNeg : 119</text:p>
          </table:table-cell>
          <table:table-cell table:number-columns-repeated="2"/>
        </table:table-row>
        <table:table-row table:style-name="ro3">
          <table:table-cell office:value-type="string">
            <text:p>negAsPos : 1</text:p>
          </table:table-cell>
          <table:table-cell office:value-type="string">
            <text:p>negAsPos : 0</text:p>
          </table:table-cell>
          <table:table-cell table:number-columns-repeated="2"/>
        </table:table-row>
        <table:table-row table:style-name="ro3">
          <table:table-cell office:value-type="string">
            <text:p>negAsNeg : 363</text:p>
          </table:table-cell>
          <table:table-cell office:value-type="string">
            <text:p>negAsNeg : 552</text:p>
          </table:table-cell>
          <table:table-cell table:number-columns-repeated="2"/>
        </table:table-row>
        <table:table-row table:style-name="ro1">
          <table:table-cell office:value-type="string">
            <text:p>Accuracy : 0.5027472527472527</text:p>
          </table:table-cell>
          <table:table-cell office:value-type="string">
            <text:p>Accuracy : 0.8226527570789866</text:p>
          </table:table-cell>
          <table:table-cell table:number-columns-repeated="2"/>
        </table:table-row>
        <table:table-row table:style-name="ro3">
          <table:table-cell office:value-type="string">
            <text:p>PrecisionP : 0.75</text:p>
          </table:table-cell>
          <table:table-cell office:value-type="string">
            <text:p>PrecisionP : NaN</text:p>
          </table:table-cell>
          <table:table-cell table:number-columns-repeated="2"/>
        </table:table-row>
        <table:table-row table:style-name="ro3">
          <table:table-cell office:value-type="string">
            <text:p>RecallP : 0.008241758241758242</text:p>
          </table:table-cell>
          <table:table-cell office:value-type="string">
            <text:p>RecallP : 0.0</text:p>
          </table:table-cell>
          <table:table-cell table:number-columns-repeated="2"/>
        </table:table-row>
        <table:table-row table:style-name="ro3">
          <table:table-cell office:value-type="string">
            <text:p>FScoreP : 0.01630434782608696</text:p>
          </table:table-cell>
          <table:table-cell office:value-type="string">
            <text:p>FScoreP : NaN</text:p>
          </table:table-cell>
          <table:table-cell table:number-columns-repeated="2"/>
        </table:table-row>
        <table:table-row table:style-name="ro3">
          <table:table-cell office:value-type="string">
            <text:p>PrecisionN : 0.5013812154696132</text:p>
          </table:table-cell>
          <table:table-cell office:value-type="string">
            <text:p>PrecisionN : 0.8226527570789866</text:p>
          </table:table-cell>
          <table:table-cell table:number-columns-repeated="2"/>
        </table:table-row>
        <table:table-row table:style-name="ro3">
          <table:table-cell office:value-type="string">
            <text:p>RecallN : 0.9972527472527473</text:p>
          </table:table-cell>
          <table:table-cell office:value-type="string">
            <text:p>RecallN : 1.0</text:p>
          </table:table-cell>
          <table:table-cell table:number-columns-repeated="2"/>
        </table:table-row>
        <table:table-row table:style-name="ro3">
          <table:table-cell office:value-type="string">
            <text:p>FScoreN : 0.6672794117647058</text:p>
          </table:table-cell>
          <table:table-cell office:value-type="string">
            <text:p>FScoreN : 0.9026982829108748</text:p>
          </table:table-cell>
          <table:table-cell table:number-columns-repeated="2"/>
        </table:table-row>
        <table:table-row table:style-name="ro4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Noun7</text:p>
          </table:table-cell>
          <table:table-cell table:style-name="Default" office:value-type="string">
            <text:p>Senseval2</text:p>
          </table:table-cell>
          <table:table-cell table:number-columns-repeated="2"/>
        </table:table-row>
        <table:table-row table:style-name="ro3">
          <table:table-cell office:value-type="string">
            <text:p>posAsPos : 5</text:p>
          </table:table-cell>
          <table:table-cell office:value-type="string">
            <text:p>posAsPos : 0</text:p>
          </table:table-cell>
          <table:table-cell table:number-columns-repeated="2"/>
        </table:table-row>
        <table:table-row table:style-name="ro3">
          <table:table-cell office:value-type="string">
            <text:p>posAsNeg : 359</text:p>
          </table:table-cell>
          <table:table-cell office:value-type="string">
            <text:p>posAsNeg : 119</text:p>
          </table:table-cell>
          <table:table-cell table:number-columns-repeated="2"/>
        </table:table-row>
        <table:table-row table:style-name="ro3">
          <table:table-cell office:value-type="string">
            <text:p>negAsPos : 0</text:p>
          </table:table-cell>
          <table:table-cell office:value-type="string">
            <text:p>negAsPos : 0</text:p>
          </table:table-cell>
          <table:table-cell table:number-columns-repeated="2"/>
        </table:table-row>
        <table:table-row table:style-name="ro3">
          <table:table-cell office:value-type="string">
            <text:p>negAsNeg : 364</text:p>
          </table:table-cell>
          <table:table-cell office:value-type="string">
            <text:p>negAsNeg : 552</text:p>
          </table:table-cell>
          <table:table-cell table:number-columns-repeated="2"/>
        </table:table-row>
        <table:table-row table:style-name="ro1">
          <table:table-cell office:value-type="string">
            <text:p>Accuracy : 0.5068681318681318</text:p>
          </table:table-cell>
          <table:table-cell office:value-type="string">
            <text:p>Accuracy : 0.8226527570789866</text:p>
          </table:table-cell>
          <table:table-cell table:number-columns-repeated="2"/>
        </table:table-row>
        <table:table-row table:style-name="ro3">
          <table:table-cell office:value-type="string">
            <text:p>PrecisionP : 1.0</text:p>
          </table:table-cell>
          <table:table-cell office:value-type="string">
            <text:p>PrecisionP : NaN</text:p>
          </table:table-cell>
          <table:table-cell table:number-columns-repeated="2"/>
        </table:table-row>
        <table:table-row table:style-name="ro3">
          <table:table-cell office:value-type="string">
            <text:p>RecallP : 0.013736263736263736</text:p>
          </table:table-cell>
          <table:table-cell office:value-type="string">
            <text:p>RecallP : 0.0</text:p>
          </table:table-cell>
          <table:table-cell table:number-columns-repeated="2"/>
        </table:table-row>
        <table:table-row table:style-name="ro3">
          <table:table-cell office:value-type="string">
            <text:p>FScoreP : 0.02710027100271003</text:p>
          </table:table-cell>
          <table:table-cell office:value-type="string">
            <text:p>FScoreP : NaN</text:p>
          </table:table-cell>
          <table:table-cell table:number-columns-repeated="2"/>
        </table:table-row>
        <table:table-row table:style-name="ro3">
          <table:table-cell office:value-type="string">
            <text:p>PrecisionN : 0.5034578146611342</text:p>
          </table:table-cell>
          <table:table-cell office:value-type="string">
            <text:p>PrecisionN : 0.8226527570789866</text:p>
          </table:table-cell>
          <table:table-cell table:number-columns-repeated="2"/>
        </table:table-row>
        <table:table-row table:style-name="ro3">
          <table:table-cell office:value-type="string">
            <text:p>RecallN : 1.0</text:p>
          </table:table-cell>
          <table:table-cell office:value-type="string">
            <text:p>RecallN : 1.0</text:p>
          </table:table-cell>
          <table:table-cell table:number-columns-repeated="2"/>
        </table:table-row>
        <table:table-row table:style-name="ro3">
          <table:table-cell office:value-type="string">
            <text:p>FScoreN : 0.6697332106715731</text:p>
          </table:table-cell>
          <table:table-cell office:value-type="string">
            <text:p>FScoreN : 0.9026982829108748</text:p>
          </table:table-cell>
          <table:table-cell table:number-columns-repeated="2"/>
        </table:table-row>
        <table:table-row table:style-name="ro4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Noun8</text:p>
          </table:table-cell>
          <table:table-cell table:style-name="Default" office:value-type="string">
            <text:p>Senseval2</text:p>
          </table:table-cell>
          <table:table-cell table:number-columns-repeated="2"/>
        </table:table-row>
        <table:table-row table:style-name="ro1">
          <table:table-cell office:value-type="string">
            <text:p>posAsPos : 15</text:p>
          </table:table-cell>
          <table:table-cell office:value-type="string">
            <text:p>posAsPos : 1</text:p>
          </table:table-cell>
          <table:table-cell table:number-columns-repeated="2"/>
        </table:table-row>
        <table:table-row table:style-name="ro1">
          <table:table-cell office:value-type="string">
            <text:p>posAsNeg : 349</text:p>
          </table:table-cell>
          <table:table-cell office:value-type="string">
            <text:p>posAsNeg : 118</text:p>
          </table:table-cell>
          <table:table-cell table:number-columns-repeated="2"/>
        </table:table-row>
        <table:table-row table:style-name="ro1">
          <table:table-cell office:value-type="string">
            <text:p>negAsPos : 1</text:p>
          </table:table-cell>
          <table:table-cell office:value-type="string">
            <text:p>negAsPos : 0</text:p>
          </table:table-cell>
          <table:table-cell table:number-columns-repeated="2"/>
        </table:table-row>
        <table:table-row table:style-name="ro1">
          <table:table-cell office:value-type="string">
            <text:p>negAsNeg : 363</text:p>
          </table:table-cell>
          <table:table-cell office:value-type="string">
            <text:p>negAsNeg : 552</text:p>
          </table:table-cell>
          <table:table-cell table:number-columns-repeated="2"/>
        </table:table-row>
        <table:table-row table:style-name="ro1">
          <table:table-cell office:value-type="string">
            <text:p>Accuracy : 0.5192307692307693</text:p>
          </table:table-cell>
          <table:table-cell office:value-type="string">
            <text:p>Accuracy : 0.8241430700447094</text:p>
          </table:table-cell>
          <table:table-cell table:number-columns-repeated="2"/>
        </table:table-row>
        <table:table-row table:style-name="ro1">
          <table:table-cell office:value-type="string">
            <text:p>PrecisionP : 0.9375</text:p>
          </table:table-cell>
          <table:table-cell office:value-type="string">
            <text:p>PrecisionP : 1.0</text:p>
          </table:table-cell>
          <table:table-cell table:number-columns-repeated="2"/>
        </table:table-row>
        <table:table-row table:style-name="ro1">
          <table:table-cell office:value-type="string">
            <text:p>RecallP : 0.04120879120879121</text:p>
          </table:table-cell>
          <table:table-cell office:value-type="string">
            <text:p>RecallP : 0.008403361344537815</text:p>
          </table:table-cell>
          <table:table-cell table:number-columns-repeated="2"/>
        </table:table-row>
        <table:table-row table:style-name="ro1">
          <table:table-cell office:value-type="string">
            <text:p>FScoreP : 0.07894736842105264</text:p>
          </table:table-cell>
          <table:table-cell office:value-type="string">
            <text:p>FScoreP : 0.016666666666666666</text:p>
          </table:table-cell>
          <table:table-cell table:number-columns-repeated="2"/>
        </table:table-row>
        <table:table-row table:style-name="ro1">
          <table:table-cell office:value-type="string">
            <text:p>PrecisionN : 0.5098314606741573</text:p>
          </table:table-cell>
          <table:table-cell office:value-type="string">
            <text:p>PrecisionN : 0.8238805970149253</text:p>
          </table:table-cell>
          <table:table-cell table:number-columns-repeated="2"/>
        </table:table-row>
        <table:table-row table:style-name="ro1">
          <table:table-cell office:value-type="string">
            <text:p>RecallN : 0.9972527472527473</text:p>
          </table:table-cell>
          <table:table-cell office:value-type="string">
            <text:p>RecallN : 1.0</text:p>
          </table:table-cell>
          <table:table-cell table:number-columns-repeated="2"/>
        </table:table-row>
        <table:table-row table:style-name="ro1">
          <table:table-cell office:value-type="string">
            <text:p>FScoreN : 0.6747211895910781</text:p>
          </table:table-cell>
          <table:table-cell office:value-type="string">
            <text:p>FScoreN : 0.9034369885433714</text:p>
          </table:table-cell>
          <table:table-cell table:number-columns-repeated="2"/>
        </table:table-row>
      </table:table>
      <table:table table:name="Sheet4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Default" office:value-type="string">
            <text:p>Kernel 2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>
            <text:p>No Normalization</text:p>
          </table:table-cell>
          <table:table-cell table:style-name="Default"/>
          <table:table-cell table:number-columns-repeated="2"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Noun4</text:p>
          </table:table-cell>
          <table:table-cell table:style-name="Default" office:value-type="string">
            <text:p>Senseval2</text:p>
          </table:table-cell>
          <table:table-cell office:value-type="string">
            <text:p>SENSEVAL-2 Total</text:p>
          </table:table-cell>
          <table:table-cell/>
        </table:table-row>
        <table:table-row table:style-name="ro2">
          <table:table-cell office:value-type="string">
            <text:p>posAsPos : 347</text:p>
          </table:table-cell>
          <table:table-cell office:value-type="string">
            <text:p>posAsPos : 112</text:p>
          </table:table-cell>
          <table:table-cell office:value-type="string">
            <text:p>posAsPos</text:p>
          </table:table-cell>
          <table:table-cell table:formula="of:=112+113+115+114+111" office:value-type="float" office:value="565">
            <text:p>565</text:p>
          </table:table-cell>
        </table:table-row>
        <table:table-row table:style-name="ro2">
          <table:table-cell office:value-type="string">
            <text:p>posAsNeg : 17</text:p>
          </table:table-cell>
          <table:table-cell office:value-type="string">
            <text:p>posAsNeg : 7</text:p>
          </table:table-cell>
          <table:table-cell office:value-type="string">
            <text:p>posAsNeg</text:p>
          </table:table-cell>
          <table:table-cell table:formula="of:=7+6+4+5+8" office:value-type="float" office:value="30">
            <text:p>30</text:p>
          </table:table-cell>
        </table:table-row>
        <table:table-row table:style-name="ro2">
          <table:table-cell office:value-type="string">
            <text:p>negAsPos : 274</text:p>
          </table:table-cell>
          <table:table-cell office:value-type="string">
            <text:p>negAsPos : 357</text:p>
          </table:table-cell>
          <table:table-cell office:value-type="string">
            <text:p>negAsPos</text:p>
          </table:table-cell>
          <table:table-cell table:formula="of:=357+395+351+415+403" office:value-type="float" office:value="1921">
            <text:p>1921</text:p>
          </table:table-cell>
        </table:table-row>
        <table:table-row table:style-name="ro2">
          <table:table-cell office:value-type="string">
            <text:p>negAsNeg : 90</text:p>
          </table:table-cell>
          <table:table-cell office:value-type="string">
            <text:p>negAsNeg : 195</text:p>
          </table:table-cell>
          <table:table-cell office:value-type="string">
            <text:p>negAsNeg</text:p>
          </table:table-cell>
          <table:table-cell table:formula="of:=195+157+201+137+149" office:value-type="float" office:value="839">
            <text:p>839</text:p>
          </table:table-cell>
        </table:table-row>
        <table:table-row table:style-name="ro1">
          <table:table-cell office:value-type="string">
            <text:p>Accuracy : 0.6002747252747253</text:p>
          </table:table-cell>
          <table:table-cell office:value-type="string">
            <text:p>Accuracy : 0.45752608047690013</text:p>
          </table:table-cell>
          <table:table-cell office:value-type="string">
            <text:p>Accuracy</text:p>
          </table:table-cell>
          <table:table-cell table:formula="of:=([.D5]+[.D8])/([.D5]+[.D6]+[.D7]+[.D8])" office:value-type="float" office:value="0.418479880774963">
            <text:p>0.4184798808</text:p>
          </table:table-cell>
        </table:table-row>
        <table:table-row table:style-name="ro2">
          <table:table-cell office:value-type="string">
            <text:p>PrecisionP : 0.5587761674718197</text:p>
          </table:table-cell>
          <table:table-cell office:value-type="string">
            <text:p>PrecisionP : 0.23880597014925373</text:p>
          </table:table-cell>
          <table:table-cell office:value-type="string">
            <text:p>PrecisionP</text:p>
          </table:table-cell>
          <table:table-cell table:formula="of:=([.D5])/([.D5]+[.D7])" office:value-type="float" office:value="0.227272727272727">
            <text:p>0.2272727273</text:p>
          </table:table-cell>
        </table:table-row>
        <table:table-row table:style-name="ro2">
          <table:table-cell office:value-type="string">
            <text:p>RecallP : 0.9532967032967034</text:p>
          </table:table-cell>
          <table:table-cell office:value-type="string">
            <text:p>RecallP : 0.9411764705882353</text:p>
          </table:table-cell>
          <table:table-cell office:value-type="string">
            <text:p>RecallP</text:p>
          </table:table-cell>
          <table:table-cell table:formula="of:=([.D5])/([.D5]+[.D6])" office:value-type="float" office:value="0.949579831932773">
            <text:p>0.9495798319</text:p>
          </table:table-cell>
        </table:table-row>
        <table:table-row table:style-name="ro2">
          <table:table-cell office:value-type="string">
            <text:p>FScoreP : 0.7045685279187818</text:p>
          </table:table-cell>
          <table:table-cell office:value-type="string">
            <text:p>FScoreP : 0.38095238095238093</text:p>
          </table:table-cell>
          <table:table-cell office:value-type="string">
            <text:p>FScoreP</text:p>
          </table:table-cell>
          <table:table-cell table:formula="of:=2*[.D10]*[.D11]/([.D10]+[.D11])" office:value-type="float" office:value="0.366764037650114">
            <text:p>0.3667640377</text:p>
          </table:table-cell>
        </table:table-row>
        <table:table-row table:style-name="ro2">
          <table:table-cell office:value-type="string">
            <text:p>PrecisionN : 0.8411214953271028</text:p>
          </table:table-cell>
          <table:table-cell office:value-type="string">
            <text:p>PrecisionN : 0.9653465346534653</text:p>
          </table:table-cell>
          <table:table-cell office:value-type="string">
            <text:p>PrecisionN</text:p>
          </table:table-cell>
          <table:table-cell table:formula="of:=[.D8]/([.D8]+[.D6])" office:value-type="float" office:value="0.965477560414269">
            <text:p>0.9654775604</text:p>
          </table:table-cell>
        </table:table-row>
        <table:table-row table:style-name="ro2">
          <table:table-cell office:value-type="string">
            <text:p>RecallN : 0.24725274725274726</text:p>
          </table:table-cell>
          <table:table-cell office:value-type="string">
            <text:p>RecallN : 0.3532608695652174</text:p>
          </table:table-cell>
          <table:table-cell office:value-type="string">
            <text:p>RecallN</text:p>
          </table:table-cell>
          <table:table-cell table:formula="of:=[.D8]/([.D8]+[.D7])" office:value-type="float" office:value="0.303985507246377">
            <text:p>0.3039855072</text:p>
          </table:table-cell>
        </table:table-row>
        <table:table-row table:style-name="ro2">
          <table:table-cell office:value-type="string">
            <text:p>FScoreN : 0.3821656050955414</text:p>
          </table:table-cell>
          <table:table-cell office:value-type="string">
            <text:p>FScoreN : 0.5172413793103449</text:p>
          </table:table-cell>
          <table:table-cell office:value-type="string">
            <text:p>FScoreN</text:p>
          </table:table-cell>
          <table:table-cell table:formula="of:=2*[.D13]*[.D14]/([.D13]+[.D14])" office:value-type="float" office:value="0.462386332322954">
            <text:p>0.4623863323</text:p>
          </table:table-cell>
        </table:table-row>
        <table:table-row table:style-name="ro4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Noun5</text:p>
          </table:table-cell>
          <table:table-cell table:style-name="Default" office:value-type="string">
            <text:p>Senseval2</text:p>
          </table:table-cell>
          <table:table-cell table:number-columns-repeated="2"/>
        </table:table-row>
        <table:table-row table:style-name="ro3">
          <table:table-cell office:value-type="string">
            <text:p>posAsPos : 346</text:p>
          </table:table-cell>
          <table:table-cell office:value-type="string">
            <text:p>posAsPos : 113</text:p>
          </table:table-cell>
          <table:table-cell table:number-columns-repeated="2"/>
        </table:table-row>
        <table:table-row table:style-name="ro3">
          <table:table-cell office:value-type="string">
            <text:p>posAsNeg : 18</text:p>
          </table:table-cell>
          <table:table-cell office:value-type="string">
            <text:p>posAsNeg : 6</text:p>
          </table:table-cell>
          <table:table-cell table:number-columns-repeated="2"/>
        </table:table-row>
        <table:table-row table:style-name="ro3">
          <table:table-cell office:value-type="string">
            <text:p>negAsPos : 269</text:p>
          </table:table-cell>
          <table:table-cell office:value-type="string">
            <text:p>negAsPos : 395</text:p>
          </table:table-cell>
          <table:table-cell table:number-columns-repeated="2"/>
        </table:table-row>
        <table:table-row table:style-name="ro3">
          <table:table-cell office:value-type="string">
            <text:p>negAsNeg : 95</text:p>
          </table:table-cell>
          <table:table-cell office:value-type="string">
            <text:p>negAsNeg : 157</text:p>
          </table:table-cell>
          <table:table-cell table:number-columns-repeated="2"/>
        </table:table-row>
        <table:table-row table:style-name="ro1">
          <table:table-cell office:value-type="string">
            <text:p>Accuracy : 0.6057692307692307</text:p>
          </table:table-cell>
          <table:table-cell office:value-type="string">
            <text:p>Accuracy : 0.40238450074515647</text:p>
          </table:table-cell>
          <table:table-cell table:number-columns-repeated="2"/>
        </table:table-row>
        <table:table-row table:style-name="ro3">
          <table:table-cell office:value-type="string">
            <text:p>PrecisionP : 0.5626016260162602</text:p>
          </table:table-cell>
          <table:table-cell office:value-type="string">
            <text:p>PrecisionP : 0.22244094488188976</text:p>
          </table:table-cell>
          <table:table-cell table:number-columns-repeated="2"/>
        </table:table-row>
        <table:table-row table:style-name="ro3">
          <table:table-cell office:value-type="string">
            <text:p>RecallP : 0.9505494505494505</text:p>
          </table:table-cell>
          <table:table-cell office:value-type="string">
            <text:p>RecallP : 0.9495798319327731</text:p>
          </table:table-cell>
          <table:table-cell table:number-columns-repeated="2"/>
        </table:table-row>
        <table:table-row table:style-name="ro3">
          <table:table-cell office:value-type="string">
            <text:p>FScoreP : 0.7068437180796731</text:p>
          </table:table-cell>
          <table:table-cell office:value-type="string">
            <text:p>FScoreP : 0.36044657097288674</text:p>
          </table:table-cell>
          <table:table-cell table:number-columns-repeated="2"/>
        </table:table-row>
        <table:table-row table:style-name="ro3">
          <table:table-cell office:value-type="string">
            <text:p>PrecisionN : 0.8407079646017699</text:p>
          </table:table-cell>
          <table:table-cell office:value-type="string">
            <text:p>PrecisionN : 0.9631901840490797</text:p>
          </table:table-cell>
          <table:table-cell table:number-columns-repeated="2"/>
        </table:table-row>
        <table:table-row table:style-name="ro3">
          <table:table-cell office:value-type="string">
            <text:p>RecallN : 0.260989010989011</text:p>
          </table:table-cell>
          <table:table-cell office:value-type="string">
            <text:p>RecallN : 0.28442028985507245</text:p>
          </table:table-cell>
          <table:table-cell table:number-columns-repeated="2"/>
        </table:table-row>
        <table:table-row table:style-name="ro3">
          <table:table-cell office:value-type="string">
            <text:p>FScoreN : 0.3983228511530399</text:p>
          </table:table-cell>
          <table:table-cell office:value-type="string">
            <text:p>FScoreN : 0.43916083916083914</text:p>
          </table:table-cell>
          <table:table-cell table:number-columns-repeated="2"/>
        </table:table-row>
        <table:table-row table:style-name="ro4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Noun6</text:p>
          </table:table-cell>
          <table:table-cell table:style-name="Default" office:value-type="string">
            <text:p>Senseval2</text:p>
          </table:table-cell>
          <table:table-cell table:number-columns-repeated="2"/>
        </table:table-row>
        <table:table-row table:style-name="ro3">
          <table:table-cell office:value-type="string">
            <text:p>posAsPos : 345</text:p>
          </table:table-cell>
          <table:table-cell office:value-type="string">
            <text:p>posAsPos : 115</text:p>
          </table:table-cell>
          <table:table-cell table:number-columns-repeated="2"/>
        </table:table-row>
        <table:table-row table:style-name="ro3">
          <table:table-cell office:value-type="string">
            <text:p>posAsNeg : 19</text:p>
          </table:table-cell>
          <table:table-cell office:value-type="string">
            <text:p>posAsNeg : 4</text:p>
          </table:table-cell>
          <table:table-cell table:number-columns-repeated="2"/>
        </table:table-row>
        <table:table-row table:style-name="ro3">
          <table:table-cell office:value-type="string">
            <text:p>negAsPos : 287</text:p>
          </table:table-cell>
          <table:table-cell office:value-type="string">
            <text:p>negAsPos : 351</text:p>
          </table:table-cell>
          <table:table-cell table:number-columns-repeated="2"/>
        </table:table-row>
        <table:table-row table:style-name="ro3">
          <table:table-cell office:value-type="string">
            <text:p>negAsNeg : 77</text:p>
          </table:table-cell>
          <table:table-cell office:value-type="string">
            <text:p>negAsNeg : 201</text:p>
          </table:table-cell>
          <table:table-cell table:number-columns-repeated="2"/>
        </table:table-row>
        <table:table-row table:style-name="ro1">
          <table:table-cell office:value-type="string">
            <text:p>Accuracy : 0.5796703296703297</text:p>
          </table:table-cell>
          <table:table-cell office:value-type="string">
            <text:p>Accuracy : 0.47093889716840537</text:p>
          </table:table-cell>
          <table:table-cell table:number-columns-repeated="2"/>
        </table:table-row>
        <table:table-row table:style-name="ro3">
          <table:table-cell office:value-type="string">
            <text:p>PrecisionP : 0.5458860759493671</text:p>
          </table:table-cell>
          <table:table-cell office:value-type="string">
            <text:p>PrecisionP : 0.24678111587982832</text:p>
          </table:table-cell>
          <table:table-cell table:number-columns-repeated="2"/>
        </table:table-row>
        <table:table-row table:style-name="ro3">
          <table:table-cell office:value-type="string">
            <text:p>RecallP : 0.9478021978021978</text:p>
          </table:table-cell>
          <table:table-cell office:value-type="string">
            <text:p>RecallP : 0.9663865546218487</text:p>
          </table:table-cell>
          <table:table-cell table:number-columns-repeated="2"/>
        </table:table-row>
        <table:table-row table:style-name="ro3">
          <table:table-cell office:value-type="string">
            <text:p>FScoreP : 0.6927710843373495</text:p>
          </table:table-cell>
          <table:table-cell office:value-type="string">
            <text:p>FScoreP : 0.3931623931623931</text:p>
          </table:table-cell>
          <table:table-cell table:number-columns-repeated="2"/>
        </table:table-row>
        <table:table-row table:style-name="ro3">
          <table:table-cell office:value-type="string">
            <text:p>PrecisionN : 0.8020833333333334</text:p>
          </table:table-cell>
          <table:table-cell office:value-type="string">
            <text:p>PrecisionN : 0.9804878048780488</text:p>
          </table:table-cell>
          <table:table-cell table:number-columns-repeated="2"/>
        </table:table-row>
        <table:table-row table:style-name="ro3">
          <table:table-cell office:value-type="string">
            <text:p>RecallN : 0.21153846153846154</text:p>
          </table:table-cell>
          <table:table-cell office:value-type="string">
            <text:p>RecallN : 0.3641304347826087</text:p>
          </table:table-cell>
          <table:table-cell table:number-columns-repeated="2"/>
        </table:table-row>
        <table:table-row table:style-name="ro3">
          <table:table-cell office:value-type="string">
            <text:p>FScoreN : 0.3347826086956522</text:p>
          </table:table-cell>
          <table:table-cell office:value-type="string">
            <text:p>FScoreN : 0.5310435931307794</text:p>
          </table:table-cell>
          <table:table-cell table:number-columns-repeated="2"/>
        </table:table-row>
        <table:table-row table:style-name="ro4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Noun7</text:p>
          </table:table-cell>
          <table:table-cell table:style-name="Default" office:value-type="string">
            <text:p>Senseval2</text:p>
          </table:table-cell>
          <table:table-cell table:number-columns-repeated="2"/>
        </table:table-row>
        <table:table-row table:style-name="ro1">
          <table:table-cell office:value-type="string">
            <text:p>posAsPos : 346</text:p>
          </table:table-cell>
          <table:table-cell office:value-type="string">
            <text:p>posAsPos : 114</text:p>
          </table:table-cell>
          <table:table-cell table:number-columns-repeated="2"/>
        </table:table-row>
        <table:table-row table:style-name="ro1">
          <table:table-cell office:value-type="string">
            <text:p>posAsNeg : 18</text:p>
          </table:table-cell>
          <table:table-cell office:value-type="string">
            <text:p>posAsNeg : 5</text:p>
          </table:table-cell>
          <table:table-cell table:number-columns-repeated="2"/>
        </table:table-row>
        <table:table-row table:style-name="ro1">
          <table:table-cell office:value-type="string">
            <text:p>negAsPos : 277</text:p>
          </table:table-cell>
          <table:table-cell office:value-type="string">
            <text:p>negAsPos : 415</text:p>
          </table:table-cell>
          <table:table-cell table:number-columns-repeated="2"/>
        </table:table-row>
        <table:table-row table:style-name="ro1">
          <table:table-cell office:value-type="string">
            <text:p>negAsNeg : 87</text:p>
          </table:table-cell>
          <table:table-cell office:value-type="string">
            <text:p>negAsNeg : 137</text:p>
          </table:table-cell>
          <table:table-cell table:number-columns-repeated="2"/>
        </table:table-row>
        <table:table-row table:style-name="ro1">
          <table:table-cell office:value-type="string">
            <text:p>Accuracy : 0.5947802197802198</text:p>
          </table:table-cell>
          <table:table-cell office:value-type="string">
            <text:p>Accuracy : 0.3740685543964232</text:p>
          </table:table-cell>
          <table:table-cell table:number-columns-repeated="2"/>
        </table:table-row>
        <table:table-row table:style-name="ro1">
          <table:table-cell office:value-type="string">
            <text:p>PrecisionP : 0.5553772070626003</text:p>
          </table:table-cell>
          <table:table-cell office:value-type="string">
            <text:p>PrecisionP : 0.21550094517958412</text:p>
          </table:table-cell>
          <table:table-cell table:number-columns-repeated="2"/>
        </table:table-row>
        <table:table-row table:style-name="ro1">
          <table:table-cell office:value-type="string">
            <text:p>RecallP : 0.9505494505494505</text:p>
          </table:table-cell>
          <table:table-cell office:value-type="string">
            <text:p>RecallP : 0.957983193277311</text:p>
          </table:table-cell>
          <table:table-cell table:number-columns-repeated="2"/>
        </table:table-row>
        <table:table-row table:style-name="ro1">
          <table:table-cell office:value-type="string">
            <text:p>FScoreP : 0.701114488348531</text:p>
          </table:table-cell>
          <table:table-cell office:value-type="string">
            <text:p>FScoreP : 0.35185185185185186</text:p>
          </table:table-cell>
          <table:table-cell table:number-columns-repeated="2"/>
        </table:table-row>
        <table:table-row table:style-name="ro1">
          <table:table-cell office:value-type="string">
            <text:p>PrecisionN : 0.8285714285714286</text:p>
          </table:table-cell>
          <table:table-cell office:value-type="string">
            <text:p>PrecisionN : 0.9647887323943662</text:p>
          </table:table-cell>
          <table:table-cell table:number-columns-repeated="2"/>
        </table:table-row>
        <table:table-row table:style-name="ro1">
          <table:table-cell office:value-type="string">
            <text:p>RecallN : 0.23901098901098902</text:p>
          </table:table-cell>
          <table:table-cell office:value-type="string">
            <text:p>RecallN : 0.24818840579710144</text:p>
          </table:table-cell>
          <table:table-cell table:number-columns-repeated="2"/>
        </table:table-row>
        <table:table-row table:style-name="ro1">
          <table:table-cell office:value-type="string">
            <text:p>FScoreN : 0.3710021321961621</text:p>
          </table:table-cell>
          <table:table-cell office:value-type="string">
            <text:p>FScoreN : 0.3948126801152738</text:p>
          </table:table-cell>
          <table:table-cell table:number-columns-repeated="2"/>
        </table:table-row>
        <table:table-row table:style-name="ro4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Noun8</text:p>
          </table:table-cell>
          <table:table-cell table:style-name="Default" office:value-type="string">
            <text:p>Senseval2</text:p>
          </table:table-cell>
          <table:table-cell table:number-columns-repeated="2"/>
        </table:table-row>
        <table:table-row table:style-name="ro3">
          <table:table-cell office:value-type="string">
            <text:p>posAsPos : 340</text:p>
          </table:table-cell>
          <table:table-cell office:value-type="string">
            <text:p>posAsPos : 111</text:p>
          </table:table-cell>
          <table:table-cell table:number-columns-repeated="2"/>
        </table:table-row>
        <table:table-row table:style-name="ro3">
          <table:table-cell office:value-type="string">
            <text:p>posAsNeg : 24</text:p>
          </table:table-cell>
          <table:table-cell office:value-type="string">
            <text:p>posAsNeg : 8</text:p>
          </table:table-cell>
          <table:table-cell table:number-columns-repeated="2"/>
        </table:table-row>
        <table:table-row table:style-name="ro3">
          <table:table-cell office:value-type="string">
            <text:p>negAsPos : 272</text:p>
          </table:table-cell>
          <table:table-cell office:value-type="string">
            <text:p>negAsPos : 403</text:p>
          </table:table-cell>
          <table:table-cell table:number-columns-repeated="2"/>
        </table:table-row>
        <table:table-row table:style-name="ro3">
          <table:table-cell office:value-type="string">
            <text:p>negAsNeg : 92</text:p>
          </table:table-cell>
          <table:table-cell office:value-type="string">
            <text:p>negAsNeg : 149</text:p>
          </table:table-cell>
          <table:table-cell table:number-columns-repeated="2"/>
        </table:table-row>
        <table:table-row table:style-name="ro1">
          <table:table-cell office:value-type="string">
            <text:p>Accuracy : 0.5934065934065934</text:p>
          </table:table-cell>
          <table:table-cell office:value-type="string">
            <text:p>Accuracy : 0.38748137108792846</text:p>
          </table:table-cell>
          <table:table-cell table:number-columns-repeated="2"/>
        </table:table-row>
        <table:table-row table:style-name="ro3">
          <table:table-cell office:value-type="string">
            <text:p>PrecisionP : 0.5555555555555556</text:p>
          </table:table-cell>
          <table:table-cell office:value-type="string">
            <text:p>PrecisionP : 0.21595330739299612</text:p>
          </table:table-cell>
          <table:table-cell table:number-columns-repeated="2"/>
        </table:table-row>
        <table:table-row table:style-name="ro3">
          <table:table-cell office:value-type="string">
            <text:p>RecallP : 0.9340659340659341</text:p>
          </table:table-cell>
          <table:table-cell office:value-type="string">
            <text:p>RecallP : 0.9327731092436975</text:p>
          </table:table-cell>
          <table:table-cell table:number-columns-repeated="2"/>
        </table:table-row>
        <table:table-row table:style-name="ro3">
          <table:table-cell office:value-type="string">
            <text:p>FScoreP : 0.6967213114754098</text:p>
          </table:table-cell>
          <table:table-cell office:value-type="string">
            <text:p>FScoreP : 0.35071090047393366</text:p>
          </table:table-cell>
          <table:table-cell table:number-columns-repeated="2"/>
        </table:table-row>
        <table:table-row table:style-name="ro3">
          <table:table-cell office:value-type="string">
            <text:p>PrecisionN : 0.7931034482758621</text:p>
          </table:table-cell>
          <table:table-cell office:value-type="string">
            <text:p>PrecisionN : 0.9490445859872612</text:p>
          </table:table-cell>
          <table:table-cell table:number-columns-repeated="2"/>
        </table:table-row>
        <table:table-row table:style-name="ro3">
          <table:table-cell office:value-type="string">
            <text:p>RecallN : 0.25274725274725274</text:p>
          </table:table-cell>
          <table:table-cell office:value-type="string">
            <text:p>RecallN : 0.26992753623188404</text:p>
          </table:table-cell>
          <table:table-cell table:number-columns-repeated="2"/>
        </table:table-row>
        <table:table-row table:style-name="ro3">
          <table:table-cell office:value-type="string">
            <text:p>FScoreN : 0.38333333333333336</text:p>
          </table:table-cell>
          <table:table-cell office:value-type="string">
            <text:p>FScoreN : 0.4203102961918195</text:p>
          </table:table-cell>
          <table:table-cell table:number-columns-repeated="2"/>
        </table:table-row>
      </table:table>
      <table:table table:name="Sheet5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Default" office:value-type="string">
            <text:p>Kernel 2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>
            <text:p>MinMax Normalization</text:p>
          </table:table-cell>
          <table:table-cell table:style-name="Default"/>
          <table:table-cell table:number-columns-repeated="2"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Noun4</text:p>
          </table:table-cell>
          <table:table-cell table:style-name="Default" office:value-type="string">
            <text:p>Senseval2</text:p>
          </table:table-cell>
          <table:table-cell office:value-type="string">
            <text:p>SENSEVAL-2 Total</text:p>
          </table:table-cell>
          <table:table-cell/>
        </table:table-row>
        <table:table-row table:style-name="ro5">
          <table:table-cell office:value-type="string">
            <text:p>posAsPos : 281</text:p>
          </table:table-cell>
          <table:table-cell office:value-type="string">
            <text:p>posAsPos : 92</text:p>
          </table:table-cell>
          <table:table-cell office:value-type="string">
            <text:p>posAsPos</text:p>
          </table:table-cell>
          <table:table-cell table:formula="of:=92+85+94+89+94" office:value-type="float" office:value="454">
            <text:p>454</text:p>
          </table:table-cell>
        </table:table-row>
        <table:table-row table:style-name="ro5">
          <table:table-cell office:value-type="string">
            <text:p>posAsNeg : 83</text:p>
          </table:table-cell>
          <table:table-cell office:value-type="string">
            <text:p>posAsNeg : 27</text:p>
          </table:table-cell>
          <table:table-cell office:value-type="string">
            <text:p>posAsNeg</text:p>
          </table:table-cell>
          <table:table-cell table:formula="of:=27+34+25+30+25" office:value-type="float" office:value="141">
            <text:p>141</text:p>
          </table:table-cell>
        </table:table-row>
        <table:table-row table:style-name="ro5">
          <table:table-cell office:value-type="string">
            <text:p>negAsPos : 120</text:p>
          </table:table-cell>
          <table:table-cell office:value-type="string">
            <text:p>negAsPos : 258</text:p>
          </table:table-cell>
          <table:table-cell office:value-type="string">
            <text:p>negAsPos</text:p>
          </table:table-cell>
          <table:table-cell table:formula="of:=258+225+211+311+224" office:value-type="float" office:value="1229">
            <text:p>1229</text:p>
          </table:table-cell>
        </table:table-row>
        <table:table-row table:style-name="ro5">
          <table:table-cell office:value-type="string">
            <text:p>negAsNeg : 244</text:p>
          </table:table-cell>
          <table:table-cell office:value-type="string">
            <text:p>negAsNeg : 294</text:p>
          </table:table-cell>
          <table:table-cell office:value-type="string">
            <text:p>negAsNeg</text:p>
          </table:table-cell>
          <table:table-cell table:formula="of:=294+327+341+241+328" office:value-type="float" office:value="1531">
            <text:p>1531</text:p>
          </table:table-cell>
        </table:table-row>
        <table:table-row table:style-name="ro1">
          <table:table-cell office:value-type="string">
            <text:p>Accuracy : 0.7211538461538461</text:p>
          </table:table-cell>
          <table:table-cell office:value-type="string">
            <text:p>Accuracy : 0.5752608047690015</text:p>
          </table:table-cell>
          <table:table-cell office:value-type="string">
            <text:p>Accuracy</text:p>
          </table:table-cell>
          <table:table-cell table:formula="of:=([.D5]+[.D8])/([.D5]+[.D6]+[.D7]+[.D8])" office:value-type="float" office:value="0.591654247391952">
            <text:p>0.5916542474</text:p>
          </table:table-cell>
        </table:table-row>
        <table:table-row table:style-name="ro5">
          <table:table-cell office:value-type="string">
            <text:p>PrecisionP : 0.7007481296758105</text:p>
          </table:table-cell>
          <table:table-cell office:value-type="string">
            <text:p>PrecisionP : 0.26285714285714284</text:p>
          </table:table-cell>
          <table:table-cell office:value-type="string">
            <text:p>PrecisionP</text:p>
          </table:table-cell>
          <table:table-cell table:formula="of:=([.D5])/([.D5]+[.D7])" office:value-type="float" office:value="0.269756387403446">
            <text:p>0.2697563874</text:p>
          </table:table-cell>
        </table:table-row>
        <table:table-row table:style-name="ro5">
          <table:table-cell office:value-type="string">
            <text:p>RecallP : 0.771978021978022</text:p>
          </table:table-cell>
          <table:table-cell office:value-type="string">
            <text:p>RecallP : 0.773109243697479</text:p>
          </table:table-cell>
          <table:table-cell office:value-type="string">
            <text:p>RecallP</text:p>
          </table:table-cell>
          <table:table-cell table:formula="of:=([.D5])/([.D5]+[.D6])" office:value-type="float" office:value="0.763025210084034">
            <text:p>0.7630252101</text:p>
          </table:table-cell>
        </table:table-row>
        <table:table-row table:style-name="ro5">
          <table:table-cell office:value-type="string">
            <text:p>FScoreP : 0.7346405228758169</text:p>
          </table:table-cell>
          <table:table-cell office:value-type="string">
            <text:p>FScoreP : 0.39232409381663114</text:p>
          </table:table-cell>
          <table:table-cell office:value-type="string">
            <text:p>FScoreP</text:p>
          </table:table-cell>
          <table:table-cell table:formula="of:=2*[.D10]*[.D11]/([.D10]+[.D11])" office:value-type="float" office:value="0.398595258999122">
            <text:p>0.398595259</text:p>
          </table:table-cell>
        </table:table-row>
        <table:table-row table:style-name="ro5">
          <table:table-cell office:value-type="string">
            <text:p>PrecisionN : 0.746177370030581</text:p>
          </table:table-cell>
          <table:table-cell office:value-type="string">
            <text:p>PrecisionN : 0.9158878504672897</text:p>
          </table:table-cell>
          <table:table-cell office:value-type="string">
            <text:p>PrecisionN</text:p>
          </table:table-cell>
          <table:table-cell table:formula="of:=[.D8]/([.D8]+[.D6])" office:value-type="float" office:value="0.91566985645933">
            <text:p>0.9156698565</text:p>
          </table:table-cell>
        </table:table-row>
        <table:table-row table:style-name="ro5">
          <table:table-cell office:value-type="string">
            <text:p>RecallN : 0.6703296703296703</text:p>
          </table:table-cell>
          <table:table-cell office:value-type="string">
            <text:p>RecallN : 0.532608695652174</text:p>
          </table:table-cell>
          <table:table-cell office:value-type="string">
            <text:p>RecallN</text:p>
          </table:table-cell>
          <table:table-cell table:formula="of:=[.D8]/([.D8]+[.D7])" office:value-type="float" office:value="0.554710144927536">
            <text:p>0.5547101449</text:p>
          </table:table-cell>
        </table:table-row>
        <table:table-row table:style-name="ro5">
          <table:table-cell office:value-type="string">
            <text:p>FScoreN : 0.7062228654124457</text:p>
          </table:table-cell>
          <table:table-cell office:value-type="string">
            <text:p>FScoreN : 0.6735395189003437</text:p>
          </table:table-cell>
          <table:table-cell office:value-type="string">
            <text:p>FScoreN</text:p>
          </table:table-cell>
          <table:table-cell table:formula="of:=2*[.D13]*[.D14]/([.D13]+[.D14])" office:value-type="float" office:value="0.690884476534296">
            <text:p>0.6908844765</text:p>
          </table:table-cell>
        </table:table-row>
        <table:table-row table:style-name="ro4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Noun5</text:p>
          </table:table-cell>
          <table:table-cell table:style-name="Default" office:value-type="string">
            <text:p>Senseval2</text:p>
          </table:table-cell>
          <table:table-cell table:number-columns-repeated="2"/>
        </table:table-row>
        <table:table-row table:style-name="ro3">
          <table:table-cell office:value-type="string">
            <text:p>posAsPos : 272</text:p>
          </table:table-cell>
          <table:table-cell office:value-type="string">
            <text:p>posAsPos : 85</text:p>
          </table:table-cell>
          <table:table-cell table:number-columns-repeated="2"/>
        </table:table-row>
        <table:table-row table:style-name="ro3">
          <table:table-cell office:value-type="string">
            <text:p>posAsNeg : 92</text:p>
          </table:table-cell>
          <table:table-cell office:value-type="string">
            <text:p>posAsNeg : 34</text:p>
          </table:table-cell>
          <table:table-cell table:number-columns-repeated="2"/>
        </table:table-row>
        <table:table-row table:style-name="ro3">
          <table:table-cell office:value-type="string">
            <text:p>negAsPos : 112</text:p>
          </table:table-cell>
          <table:table-cell office:value-type="string">
            <text:p>negAsPos : 225</text:p>
          </table:table-cell>
          <table:table-cell table:number-columns-repeated="2"/>
        </table:table-row>
        <table:table-row table:style-name="ro3">
          <table:table-cell office:value-type="string">
            <text:p>negAsNeg : 252</text:p>
          </table:table-cell>
          <table:table-cell office:value-type="string">
            <text:p>negAsNeg : 327</text:p>
          </table:table-cell>
          <table:table-cell table:number-columns-repeated="2"/>
        </table:table-row>
        <table:table-row table:style-name="ro1">
          <table:table-cell office:value-type="string">
            <text:p>Accuracy : 0.7197802197802198</text:p>
          </table:table-cell>
          <table:table-cell office:value-type="string">
            <text:p>Accuracy : 0.6140089418777943</text:p>
          </table:table-cell>
          <table:table-cell table:number-columns-repeated="2"/>
        </table:table-row>
        <table:table-row table:style-name="ro3">
          <table:table-cell office:value-type="string">
            <text:p>PrecisionP : 0.7083333333333334</text:p>
          </table:table-cell>
          <table:table-cell office:value-type="string">
            <text:p>PrecisionP : 0.27419354838709675</text:p>
          </table:table-cell>
          <table:table-cell table:number-columns-repeated="2"/>
        </table:table-row>
        <table:table-row table:style-name="ro3">
          <table:table-cell office:value-type="string">
            <text:p>RecallP : 0.7472527472527473</text:p>
          </table:table-cell>
          <table:table-cell office:value-type="string">
            <text:p>RecallP : 0.7142857142857143</text:p>
          </table:table-cell>
          <table:table-cell table:number-columns-repeated="2"/>
        </table:table-row>
        <table:table-row table:style-name="ro3">
          <table:table-cell office:value-type="string">
            <text:p>FScoreP : 0.7272727272727272</text:p>
          </table:table-cell>
          <table:table-cell office:value-type="string">
            <text:p>FScoreP : 0.39627039627039623</text:p>
          </table:table-cell>
          <table:table-cell table:number-columns-repeated="2"/>
        </table:table-row>
        <table:table-row table:style-name="ro3">
          <table:table-cell office:value-type="string">
            <text:p>PrecisionN : 0.7325581395348837</text:p>
          </table:table-cell>
          <table:table-cell office:value-type="string">
            <text:p>PrecisionN : 0.9058171745152355</text:p>
          </table:table-cell>
          <table:table-cell table:number-columns-repeated="2"/>
        </table:table-row>
        <table:table-row table:style-name="ro3">
          <table:table-cell office:value-type="string">
            <text:p>RecallN : 0.6923076923076923</text:p>
          </table:table-cell>
          <table:table-cell office:value-type="string">
            <text:p>RecallN : 0.592391304347826</text:p>
          </table:table-cell>
          <table:table-cell table:number-columns-repeated="2"/>
        </table:table-row>
        <table:table-row table:style-name="ro3">
          <table:table-cell office:value-type="string">
            <text:p>FScoreN : 0.7118644067796609</text:p>
          </table:table-cell>
          <table:table-cell office:value-type="string">
            <text:p>FScoreN : 0.7163198247535597</text:p>
          </table:table-cell>
          <table:table-cell table:number-columns-repeated="2"/>
        </table:table-row>
        <table:table-row table:style-name="ro4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Noun6</text:p>
          </table:table-cell>
          <table:table-cell table:style-name="Default" office:value-type="string">
            <text:p>Senseval2</text:p>
          </table:table-cell>
          <table:table-cell table:number-columns-repeated="2"/>
        </table:table-row>
        <table:table-row table:style-name="ro3">
          <table:table-cell office:value-type="string">
            <text:p>posAsPos : 289</text:p>
          </table:table-cell>
          <table:table-cell office:value-type="string">
            <text:p>posAsPos : 94</text:p>
          </table:table-cell>
          <table:table-cell table:number-columns-repeated="2"/>
        </table:table-row>
        <table:table-row table:style-name="ro3">
          <table:table-cell office:value-type="string">
            <text:p>posAsNeg : 75</text:p>
          </table:table-cell>
          <table:table-cell office:value-type="string">
            <text:p>posAsNeg : 25</text:p>
          </table:table-cell>
          <table:table-cell table:number-columns-repeated="2"/>
        </table:table-row>
        <table:table-row table:style-name="ro3">
          <table:table-cell office:value-type="string">
            <text:p>negAsPos : 130</text:p>
          </table:table-cell>
          <table:table-cell office:value-type="string">
            <text:p>negAsPos : 211</text:p>
          </table:table-cell>
          <table:table-cell table:number-columns-repeated="2"/>
        </table:table-row>
        <table:table-row table:style-name="ro3">
          <table:table-cell office:value-type="string">
            <text:p>negAsNeg : 234</text:p>
          </table:table-cell>
          <table:table-cell office:value-type="string">
            <text:p>negAsNeg : 341</text:p>
          </table:table-cell>
          <table:table-cell table:number-columns-repeated="2"/>
        </table:table-row>
        <table:table-row table:style-name="ro1">
          <table:table-cell office:value-type="string">
            <text:p>Accuracy : 0.7184065934065934</text:p>
          </table:table-cell>
          <table:table-cell office:value-type="string">
            <text:p>Accuracy : 0.6482861400894188</text:p>
          </table:table-cell>
          <table:table-cell table:number-columns-repeated="2"/>
        </table:table-row>
        <table:table-row table:style-name="ro3">
          <table:table-cell office:value-type="string">
            <text:p>PrecisionP : 0.6897374701670644</text:p>
          </table:table-cell>
          <table:table-cell office:value-type="string">
            <text:p>PrecisionP : 0.3081967213114754</text:p>
          </table:table-cell>
          <table:table-cell table:number-columns-repeated="2"/>
        </table:table-row>
        <table:table-row table:style-name="ro3">
          <table:table-cell office:value-type="string">
            <text:p>RecallP : 0.7939560439560439</text:p>
          </table:table-cell>
          <table:table-cell office:value-type="string">
            <text:p>RecallP : 0.7899159663865546</text:p>
          </table:table-cell>
          <table:table-cell table:number-columns-repeated="2"/>
        </table:table-row>
        <table:table-row table:style-name="ro3">
          <table:table-cell office:value-type="string">
            <text:p>FScoreP : 0.7381864623243933</text:p>
          </table:table-cell>
          <table:table-cell office:value-type="string">
            <text:p>FScoreP : 0.4433962264150943</text:p>
          </table:table-cell>
          <table:table-cell table:number-columns-repeated="2"/>
        </table:table-row>
        <table:table-row table:style-name="ro3">
          <table:table-cell office:value-type="string">
            <text:p>PrecisionN : 0.7572815533980582</text:p>
          </table:table-cell>
          <table:table-cell office:value-type="string">
            <text:p>PrecisionN : 0.9316939890710383</text:p>
          </table:table-cell>
          <table:table-cell table:number-columns-repeated="2"/>
        </table:table-row>
        <table:table-row table:style-name="ro3">
          <table:table-cell office:value-type="string">
            <text:p>RecallN : 0.6428571428571429</text:p>
          </table:table-cell>
          <table:table-cell office:value-type="string">
            <text:p>RecallN : 0.6177536231884058</text:p>
          </table:table-cell>
          <table:table-cell table:number-columns-repeated="2"/>
        </table:table-row>
        <table:table-row table:style-name="ro3">
          <table:table-cell office:value-type="string">
            <text:p>FScoreN : 0.6953937592867757</text:p>
          </table:table-cell>
          <table:table-cell office:value-type="string">
            <text:p>FScoreN : 0.7429193899782135</text:p>
          </table:table-cell>
          <table:table-cell table:number-columns-repeated="2"/>
        </table:table-row>
        <table:table-row table:style-name="ro4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Noun7</text:p>
          </table:table-cell>
          <table:table-cell table:style-name="Default" office:value-type="string">
            <text:p>Senseval2</text:p>
          </table:table-cell>
          <table:table-cell table:number-columns-repeated="2"/>
        </table:table-row>
        <table:table-row table:style-name="ro3">
          <table:table-cell office:value-type="string">
            <text:p>posAsPos : 297</text:p>
          </table:table-cell>
          <table:table-cell office:value-type="string">
            <text:p>posAsPos : 89</text:p>
          </table:table-cell>
          <table:table-cell table:number-columns-repeated="2"/>
        </table:table-row>
        <table:table-row table:style-name="ro3">
          <table:table-cell office:value-type="string">
            <text:p>posAsNeg : 67</text:p>
          </table:table-cell>
          <table:table-cell office:value-type="string">
            <text:p>posAsNeg : 30</text:p>
          </table:table-cell>
          <table:table-cell table:number-columns-repeated="2"/>
        </table:table-row>
        <table:table-row table:style-name="ro3">
          <table:table-cell office:value-type="string">
            <text:p>negAsPos : 129</text:p>
          </table:table-cell>
          <table:table-cell office:value-type="string">
            <text:p>negAsPos : 311</text:p>
          </table:table-cell>
          <table:table-cell table:number-columns-repeated="2"/>
        </table:table-row>
        <table:table-row table:style-name="ro3">
          <table:table-cell office:value-type="string">
            <text:p>negAsNeg : 235</text:p>
          </table:table-cell>
          <table:table-cell office:value-type="string">
            <text:p>negAsNeg : 241</text:p>
          </table:table-cell>
          <table:table-cell table:number-columns-repeated="2"/>
        </table:table-row>
        <table:table-row table:style-name="ro1">
          <table:table-cell office:value-type="string">
            <text:p>Accuracy : 0.7307692307692307</text:p>
          </table:table-cell>
          <table:table-cell office:value-type="string">
            <text:p>Accuracy : 0.4918032786885246</text:p>
          </table:table-cell>
          <table:table-cell table:number-columns-repeated="2"/>
        </table:table-row>
        <table:table-row table:style-name="ro3">
          <table:table-cell office:value-type="string">
            <text:p>PrecisionP : 0.6971830985915493</text:p>
          </table:table-cell>
          <table:table-cell office:value-type="string">
            <text:p>PrecisionP : 0.2225</text:p>
          </table:table-cell>
          <table:table-cell table:number-columns-repeated="2"/>
        </table:table-row>
        <table:table-row table:style-name="ro3">
          <table:table-cell office:value-type="string">
            <text:p>RecallP : 0.8159340659340659</text:p>
          </table:table-cell>
          <table:table-cell office:value-type="string">
            <text:p>RecallP : 0.7478991596638656</text:p>
          </table:table-cell>
          <table:table-cell table:number-columns-repeated="2"/>
        </table:table-row>
        <table:table-row table:style-name="ro3">
          <table:table-cell office:value-type="string">
            <text:p>FScoreP : 0.7518987341772152</text:p>
          </table:table-cell>
          <table:table-cell office:value-type="string">
            <text:p>FScoreP : 0.34296724470134876</text:p>
          </table:table-cell>
          <table:table-cell table:number-columns-repeated="2"/>
        </table:table-row>
        <table:table-row table:style-name="ro3">
          <table:table-cell office:value-type="string">
            <text:p>PrecisionN : 0.7781456953642384</text:p>
          </table:table-cell>
          <table:table-cell office:value-type="string">
            <text:p>PrecisionN : 0.8892988929889298</text:p>
          </table:table-cell>
          <table:table-cell table:number-columns-repeated="2"/>
        </table:table-row>
        <table:table-row table:style-name="ro3">
          <table:table-cell office:value-type="string">
            <text:p>RecallN : 0.6456043956043956</text:p>
          </table:table-cell>
          <table:table-cell office:value-type="string">
            <text:p>RecallN : 0.4365942028985507</text:p>
          </table:table-cell>
          <table:table-cell table:number-columns-repeated="2"/>
        </table:table-row>
        <table:table-row table:style-name="ro3">
          <table:table-cell office:value-type="string">
            <text:p>FScoreN : 0.7057057057057057</text:p>
          </table:table-cell>
          <table:table-cell office:value-type="string">
            <text:p>FScoreN : 0.5856622114216281</text:p>
          </table:table-cell>
          <table:table-cell table:number-columns-repeated="2"/>
        </table:table-row>
        <table:table-row table:style-name="ro4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Noun8</text:p>
          </table:table-cell>
          <table:table-cell table:style-name="Default" office:value-type="string">
            <text:p>Senseval2</text:p>
          </table:table-cell>
          <table:table-cell table:number-columns-repeated="2"/>
        </table:table-row>
        <table:table-row table:style-name="ro3">
          <table:table-cell office:value-type="string">
            <text:p>posAsPos : 281</text:p>
          </table:table-cell>
          <table:table-cell office:value-type="string">
            <text:p>posAsPos : 94</text:p>
          </table:table-cell>
          <table:table-cell table:number-columns-repeated="2"/>
        </table:table-row>
        <table:table-row table:style-name="ro3">
          <table:table-cell office:value-type="string">
            <text:p>posAsNeg : 83</text:p>
          </table:table-cell>
          <table:table-cell office:value-type="string">
            <text:p>posAsNeg : 25</text:p>
          </table:table-cell>
          <table:table-cell table:number-columns-repeated="2"/>
        </table:table-row>
        <table:table-row table:style-name="ro3">
          <table:table-cell office:value-type="string">
            <text:p>negAsPos : 133</text:p>
          </table:table-cell>
          <table:table-cell office:value-type="string">
            <text:p>negAsPos : 224</text:p>
          </table:table-cell>
          <table:table-cell table:number-columns-repeated="2"/>
        </table:table-row>
        <table:table-row table:style-name="ro3">
          <table:table-cell office:value-type="string">
            <text:p>negAsNeg : 231</text:p>
          </table:table-cell>
          <table:table-cell office:value-type="string">
            <text:p>negAsNeg : 328</text:p>
          </table:table-cell>
          <table:table-cell table:number-columns-repeated="2"/>
        </table:table-row>
        <table:table-row table:style-name="ro1">
          <table:table-cell office:value-type="string">
            <text:p>Accuracy : 0.7032967032967034</text:p>
          </table:table-cell>
          <table:table-cell office:value-type="string">
            <text:p>Accuracy : 0.6289120715350224</text:p>
          </table:table-cell>
          <table:table-cell table:number-columns-repeated="2"/>
        </table:table-row>
        <table:table-row table:style-name="ro3">
          <table:table-cell office:value-type="string">
            <text:p>PrecisionP : 0.678743961352657</text:p>
          </table:table-cell>
          <table:table-cell office:value-type="string">
            <text:p>PrecisionP : 0.29559748427672955</text:p>
          </table:table-cell>
          <table:table-cell table:number-columns-repeated="2"/>
        </table:table-row>
        <table:table-row table:style-name="ro3">
          <table:table-cell office:value-type="string">
            <text:p>RecallP : 0.771978021978022</text:p>
          </table:table-cell>
          <table:table-cell office:value-type="string">
            <text:p>RecallP : 0.7899159663865546</text:p>
          </table:table-cell>
          <table:table-cell table:number-columns-repeated="2"/>
        </table:table-row>
        <table:table-row table:style-name="ro3">
          <table:table-cell office:value-type="string">
            <text:p>FScoreP : 0.7223650385604113</text:p>
          </table:table-cell>
          <table:table-cell office:value-type="string">
            <text:p>FScoreP : 0.4302059496567506</text:p>
          </table:table-cell>
          <table:table-cell table:number-columns-repeated="2"/>
        </table:table-row>
        <table:table-row table:style-name="ro3">
          <table:table-cell office:value-type="string">
            <text:p>PrecisionN : 0.7356687898089171</text:p>
          </table:table-cell>
          <table:table-cell office:value-type="string">
            <text:p>PrecisionN : 0.9291784702549575</text:p>
          </table:table-cell>
          <table:table-cell table:number-columns-repeated="2"/>
        </table:table-row>
        <table:table-row table:style-name="ro3">
          <table:table-cell office:value-type="string">
            <text:p>RecallN : 0.6346153846153846</text:p>
          </table:table-cell>
          <table:table-cell office:value-type="string">
            <text:p>RecallN : 0.5942028985507246</text:p>
          </table:table-cell>
          <table:table-cell table:number-columns-repeated="2"/>
        </table:table-row>
        <table:table-row table:style-name="ro3">
          <table:table-cell office:value-type="string">
            <text:p>FScoreN : 0.6814159292035398</text:p>
          </table:table-cell>
          <table:table-cell office:value-type="string">
            <text:p>FScoreN : 0.7248618784530386</text:p>
          </table:table-cell>
          <table:table-cell table:number-columns-repeated="2"/>
        </table:table-row>
        <table:table-row table:style-name="ro4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</table:table>
      <table:table table:name="Sheet6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Default"/>
        <table:table-column table:style-name="co18" table:default-cell-style-name="Default"/>
        <table:table-row table:style-name="ro1">
          <table:table-cell table:style-name="Default" office:value-type="string">
            <text:p>Kernel2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>
            <text:p>ZScore Normalization</text:p>
          </table:table-cell>
          <table:table-cell table:style-name="Default"/>
          <table:table-cell table:number-columns-repeated="2"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Noun4 </text:p>
          </table:table-cell>
          <table:table-cell table:style-name="Default" office:value-type="string">
            <text:p>Senseval2</text:p>
          </table:table-cell>
          <table:table-cell office:value-type="string">
            <text:p>SENSEVAL-2 Total</text:p>
          </table:table-cell>
          <table:table-cell/>
        </table:table-row>
        <table:table-row table:style-name="ro3">
          <table:table-cell office:value-type="string">
            <text:p>posAsPos : 199</text:p>
          </table:table-cell>
          <table:table-cell office:value-type="string">
            <text:p>posAsPos : 53</text:p>
          </table:table-cell>
          <table:table-cell office:value-type="string">
            <text:p>posAsPos</text:p>
          </table:table-cell>
          <table:table-cell table:formula="of:=53+55+56+60+59" office:value-type="float" office:value="283">
            <text:p>283</text:p>
          </table:table-cell>
        </table:table-row>
        <table:table-row table:style-name="ro3">
          <table:table-cell office:value-type="string">
            <text:p>posAsNeg : 165</text:p>
          </table:table-cell>
          <table:table-cell office:value-type="string">
            <text:p>posAsNeg : 66</text:p>
          </table:table-cell>
          <table:table-cell office:value-type="string">
            <text:p>posAsNeg</text:p>
          </table:table-cell>
          <table:table-cell table:formula="of:=66+64+63+59+60" office:value-type="float" office:value="312">
            <text:p>312</text:p>
          </table:table-cell>
        </table:table-row>
        <table:table-row table:style-name="ro5">
          <table:table-cell office:value-type="string">
            <text:p>negAsPos : 73</text:p>
          </table:table-cell>
          <table:table-cell office:value-type="string">
            <text:p>negAsPos : 84</text:p>
          </table:table-cell>
          <table:table-cell office:value-type="string">
            <text:p>negAsPos</text:p>
          </table:table-cell>
          <table:table-cell table:formula="of:=84+87+94+127+106" office:value-type="float" office:value="498">
            <text:p>498</text:p>
          </table:table-cell>
        </table:table-row>
        <table:table-row table:style-name="ro5">
          <table:table-cell office:value-type="string">
            <text:p>negAsNeg : 291</text:p>
          </table:table-cell>
          <table:table-cell office:value-type="string">
            <text:p>negAsNeg : 468</text:p>
          </table:table-cell>
          <table:table-cell office:value-type="string">
            <text:p>negAsNeg</text:p>
          </table:table-cell>
          <table:table-cell table:formula="of:=468+465+458+425+446" office:value-type="float" office:value="2262">
            <text:p>2262</text:p>
          </table:table-cell>
        </table:table-row>
        <table:table-row table:style-name="ro1">
          <table:table-cell office:value-type="string">
            <text:p>Accuracy : 0.6730769230769231</text:p>
          </table:table-cell>
          <table:table-cell office:value-type="string">
            <text:p>Accuracy : 0.7764530551415797</text:p>
          </table:table-cell>
          <table:table-cell office:value-type="string">
            <text:p>Accuracy</text:p>
          </table:table-cell>
          <table:table-cell table:formula="of:=([.D5]+[.D8])/([.D5]+[.D6]+[.D7]+[.D8])" office:value-type="float" office:value="0.758569299552906">
            <text:p>0.7585692996</text:p>
          </table:table-cell>
        </table:table-row>
        <table:table-row table:style-name="ro5">
          <table:table-cell office:value-type="string">
            <text:p>PrecisionP : 0.7316176470588235</text:p>
          </table:table-cell>
          <table:table-cell office:value-type="string">
            <text:p>PrecisionP : 0.38686131386861317</text:p>
          </table:table-cell>
          <table:table-cell office:value-type="string">
            <text:p>PrecisionP</text:p>
          </table:table-cell>
          <table:table-cell table:formula="of:=([.D5])/([.D5]+[.D7])" office:value-type="float" office:value="0.36235595390525">
            <text:p>0.3623559539</text:p>
          </table:table-cell>
        </table:table-row>
        <table:table-row table:style-name="ro5">
          <table:table-cell office:value-type="string">
            <text:p>RecallP : 0.5467032967032966</text:p>
          </table:table-cell>
          <table:table-cell office:value-type="string">
            <text:p>RecallP : 0.44537815126050423</text:p>
          </table:table-cell>
          <table:table-cell office:value-type="string">
            <text:p>RecallP</text:p>
          </table:table-cell>
          <table:table-cell table:formula="of:=([.D5])/([.D5]+[.D6])" office:value-type="float" office:value="0.47563025210084">
            <text:p>0.4756302521</text:p>
          </table:table-cell>
        </table:table-row>
        <table:table-row table:style-name="ro5">
          <table:table-cell office:value-type="string">
            <text:p>FScoreP : 0.6257861635220124</text:p>
          </table:table-cell>
          <table:table-cell office:value-type="string">
            <text:p>FScoreP : 0.4140625</text:p>
          </table:table-cell>
          <table:table-cell office:value-type="string">
            <text:p>FScoreP</text:p>
          </table:table-cell>
          <table:table-cell table:formula="of:=2*[.D10]*[.D11]/([.D10]+[.D11])" office:value-type="float" office:value="0.411337209302326">
            <text:p>0.4113372093</text:p>
          </table:table-cell>
        </table:table-row>
        <table:table-row table:style-name="ro5">
          <table:table-cell office:value-type="string">
            <text:p>PrecisionN : 0.6381578947368421</text:p>
          </table:table-cell>
          <table:table-cell office:value-type="string">
            <text:p>PrecisionN : 0.8764044943820225</text:p>
          </table:table-cell>
          <table:table-cell office:value-type="string">
            <text:p>PrecisionN</text:p>
          </table:table-cell>
          <table:table-cell table:formula="of:=[.D8]/([.D8]+[.D6])" office:value-type="float" office:value="0.878787878787879">
            <text:p>0.8787878788</text:p>
          </table:table-cell>
        </table:table-row>
        <table:table-row table:style-name="ro5">
          <table:table-cell office:value-type="string">
            <text:p>RecallN : 0.7994505494505495</text:p>
          </table:table-cell>
          <table:table-cell office:value-type="string">
            <text:p>RecallN : 0.8478260869565217</text:p>
          </table:table-cell>
          <table:table-cell office:value-type="string">
            <text:p>RecallN</text:p>
          </table:table-cell>
          <table:table-cell table:formula="of:=[.D8]/([.D8]+[.D7])" office:value-type="float" office:value="0.819565217391304">
            <text:p>0.8195652174</text:p>
          </table:table-cell>
        </table:table-row>
        <table:table-row table:style-name="ro5">
          <table:table-cell office:value-type="string">
            <text:p>FScoreN : 0.7097560975609756</text:p>
          </table:table-cell>
          <table:table-cell office:value-type="string">
            <text:p>FScoreN : 0.861878453038674</text:p>
          </table:table-cell>
          <table:table-cell office:value-type="string">
            <text:p>FScoreN</text:p>
          </table:table-cell>
          <table:table-cell table:formula="of:=2*[.D13]*[.D14]/([.D13]+[.D14])" office:value-type="float" office:value="0.84814398200225">
            <text:p>0.848143982</text:p>
          </table:table-cell>
        </table:table-row>
        <table:table-row table:style-name="ro4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Noun5</text:p>
          </table:table-cell>
          <table:table-cell table:style-name="Default" office:value-type="string">
            <text:p>Senseval2</text:p>
          </table:table-cell>
          <table:table-cell table:number-columns-repeated="2"/>
        </table:table-row>
        <table:table-row table:style-name="ro3">
          <table:table-cell office:value-type="string">
            <text:p>posAsPos : 204</text:p>
          </table:table-cell>
          <table:table-cell office:value-type="string">
            <text:p>posAsPos : 55</text:p>
          </table:table-cell>
          <table:table-cell table:number-columns-repeated="2"/>
        </table:table-row>
        <table:table-row table:style-name="ro3">
          <table:table-cell office:value-type="string">
            <text:p>posAsNeg : 160</text:p>
          </table:table-cell>
          <table:table-cell office:value-type="string">
            <text:p>posAsNeg : 64</text:p>
          </table:table-cell>
          <table:table-cell table:number-columns-repeated="2"/>
        </table:table-row>
        <table:table-row table:style-name="ro3">
          <table:table-cell office:value-type="string">
            <text:p>negAsPos : 59</text:p>
          </table:table-cell>
          <table:table-cell office:value-type="string">
            <text:p>negAsPos : 87</text:p>
          </table:table-cell>
          <table:table-cell table:number-columns-repeated="2"/>
        </table:table-row>
        <table:table-row table:style-name="ro3">
          <table:table-cell office:value-type="string">
            <text:p>negAsNeg : 305</text:p>
          </table:table-cell>
          <table:table-cell office:value-type="string">
            <text:p>negAsNeg : 465</text:p>
          </table:table-cell>
          <table:table-cell table:number-columns-repeated="2"/>
        </table:table-row>
        <table:table-row table:style-name="ro1">
          <table:table-cell office:value-type="string">
            <text:p>Accuracy : 0.6991758241758241</text:p>
          </table:table-cell>
          <table:table-cell office:value-type="string">
            <text:p>Accuracy : 0.7749627421758569</text:p>
          </table:table-cell>
          <table:table-cell table:number-columns-repeated="2"/>
        </table:table-row>
        <table:table-row table:style-name="ro3">
          <table:table-cell office:value-type="string">
            <text:p>PrecisionP : 0.7756653992395437</text:p>
          </table:table-cell>
          <table:table-cell office:value-type="string">
            <text:p>PrecisionP : 0.3873239436619718</text:p>
          </table:table-cell>
          <table:table-cell table:number-columns-repeated="2"/>
        </table:table-row>
        <table:table-row table:style-name="ro3">
          <table:table-cell office:value-type="string">
            <text:p>RecallP : 0.5604395604395604</text:p>
          </table:table-cell>
          <table:table-cell office:value-type="string">
            <text:p>RecallP : 0.46218487394957986</text:p>
          </table:table-cell>
          <table:table-cell table:number-columns-repeated="2"/>
        </table:table-row>
        <table:table-row table:style-name="ro3">
          <table:table-cell office:value-type="string">
            <text:p>FScoreP : 0.6507177033492824</text:p>
          </table:table-cell>
          <table:table-cell office:value-type="string">
            <text:p>FScoreP : 0.421455938697318</text:p>
          </table:table-cell>
          <table:table-cell table:number-columns-repeated="2"/>
        </table:table-row>
        <table:table-row table:style-name="ro3">
          <table:table-cell office:value-type="string">
            <text:p>PrecisionN : 0.6559139784946236</text:p>
          </table:table-cell>
          <table:table-cell office:value-type="string">
            <text:p>PrecisionN : 0.8790170132325141</text:p>
          </table:table-cell>
          <table:table-cell table:number-columns-repeated="2"/>
        </table:table-row>
        <table:table-row table:style-name="ro3">
          <table:table-cell office:value-type="string">
            <text:p>RecallN : 0.8379120879120879</text:p>
          </table:table-cell>
          <table:table-cell office:value-type="string">
            <text:p>RecallN : 0.842391304347826</text:p>
          </table:table-cell>
          <table:table-cell table:number-columns-repeated="2"/>
        </table:table-row>
        <table:table-row table:style-name="ro3">
          <table:table-cell office:value-type="string">
            <text:p>FScoreN : 0.735826296743064</text:p>
          </table:table-cell>
          <table:table-cell office:value-type="string">
            <text:p>FScoreN : 0.8603145235892692</text:p>
          </table:table-cell>
          <table:table-cell table:number-columns-repeated="2"/>
        </table:table-row>
        <table:table-row table:style-name="ro4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Noun6</text:p>
          </table:table-cell>
          <table:table-cell table:style-name="Default" office:value-type="string">
            <text:p>Senseval2</text:p>
          </table:table-cell>
          <table:table-cell table:number-columns-repeated="2"/>
        </table:table-row>
        <table:table-row table:style-name="ro3">
          <table:table-cell office:value-type="string">
            <text:p>posAsPos : 189</text:p>
          </table:table-cell>
          <table:table-cell office:value-type="string">
            <text:p>posAsPos : 56</text:p>
          </table:table-cell>
          <table:table-cell table:number-columns-repeated="2"/>
        </table:table-row>
        <table:table-row table:style-name="ro3">
          <table:table-cell office:value-type="string">
            <text:p>posAsNeg : 175</text:p>
          </table:table-cell>
          <table:table-cell office:value-type="string">
            <text:p>posAsNeg : 63</text:p>
          </table:table-cell>
          <table:table-cell table:number-columns-repeated="2"/>
        </table:table-row>
        <table:table-row table:style-name="ro3">
          <table:table-cell office:value-type="string">
            <text:p>negAsPos : 69</text:p>
          </table:table-cell>
          <table:table-cell office:value-type="string">
            <text:p>negAsPos : 94</text:p>
          </table:table-cell>
          <table:table-cell table:number-columns-repeated="2"/>
        </table:table-row>
        <table:table-row table:style-name="ro3">
          <table:table-cell office:value-type="string">
            <text:p>negAsNeg : 295</text:p>
          </table:table-cell>
          <table:table-cell office:value-type="string">
            <text:p>negAsNeg : 458</text:p>
          </table:table-cell>
          <table:table-cell table:number-columns-repeated="2"/>
        </table:table-row>
        <table:table-row table:style-name="ro1">
          <table:table-cell office:value-type="string">
            <text:p>Accuracy : 0.6648351648351648</text:p>
          </table:table-cell>
          <table:table-cell office:value-type="string">
            <text:p>Accuracy : 0.7660208643815202</text:p>
          </table:table-cell>
          <table:table-cell table:number-columns-repeated="2"/>
        </table:table-row>
        <table:table-row table:style-name="ro3">
          <table:table-cell office:value-type="string">
            <text:p>PrecisionP : 0.7325581395348837</text:p>
          </table:table-cell>
          <table:table-cell office:value-type="string">
            <text:p>PrecisionP : 0.37333333333333335</text:p>
          </table:table-cell>
          <table:table-cell table:number-columns-repeated="2"/>
        </table:table-row>
        <table:table-row table:style-name="ro3">
          <table:table-cell office:value-type="string">
            <text:p>RecallP : 0.5192307692307693</text:p>
          </table:table-cell>
          <table:table-cell office:value-type="string">
            <text:p>RecallP : 0.47058823529411764</text:p>
          </table:table-cell>
          <table:table-cell table:number-columns-repeated="2"/>
        </table:table-row>
        <table:table-row table:style-name="ro3">
          <table:table-cell office:value-type="string">
            <text:p>FScoreP : 0.6077170418006432</text:p>
          </table:table-cell>
          <table:table-cell office:value-type="string">
            <text:p>FScoreP : 0.41635687732342</text:p>
          </table:table-cell>
          <table:table-cell table:number-columns-repeated="2"/>
        </table:table-row>
        <table:table-row table:style-name="ro3">
          <table:table-cell office:value-type="string">
            <text:p>PrecisionN : 0.6276595744680851</text:p>
          </table:table-cell>
          <table:table-cell office:value-type="string">
            <text:p>PrecisionN : 0.8790786948176583</text:p>
          </table:table-cell>
          <table:table-cell table:number-columns-repeated="2"/>
        </table:table-row>
        <table:table-row table:style-name="ro3">
          <table:table-cell office:value-type="string">
            <text:p>RecallN : 0.8104395604395604</text:p>
          </table:table-cell>
          <table:table-cell office:value-type="string">
            <text:p>RecallN : 0.8297101449275363</text:p>
          </table:table-cell>
          <table:table-cell table:number-columns-repeated="2"/>
        </table:table-row>
        <table:table-row table:style-name="ro3">
          <table:table-cell office:value-type="string">
            <text:p>FScoreN : 0.7074340527577938</text:p>
          </table:table-cell>
          <table:table-cell office:value-type="string">
            <text:p>FScoreN : 0.853681267474371</text:p>
          </table:table-cell>
          <table:table-cell table:number-columns-repeated="2"/>
        </table:table-row>
        <table:table-row table:style-name="ro4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Noun7</text:p>
          </table:table-cell>
          <table:table-cell table:style-name="Default" office:value-type="string">
            <text:p>Senseval2</text:p>
          </table:table-cell>
          <table:table-cell table:number-columns-repeated="2"/>
        </table:table-row>
        <table:table-row table:style-name="ro3">
          <table:table-cell office:value-type="string">
            <text:p>posAsPos : 214</text:p>
          </table:table-cell>
          <table:table-cell office:value-type="string">
            <text:p>posAsPos : 60</text:p>
          </table:table-cell>
          <table:table-cell table:number-columns-repeated="2"/>
        </table:table-row>
        <table:table-row table:style-name="ro3">
          <table:table-cell office:value-type="string">
            <text:p>posAsNeg : 150</text:p>
          </table:table-cell>
          <table:table-cell office:value-type="string">
            <text:p>posAsNeg : 59</text:p>
          </table:table-cell>
          <table:table-cell table:number-columns-repeated="2"/>
        </table:table-row>
        <table:table-row table:style-name="ro3">
          <table:table-cell office:value-type="string">
            <text:p>negAsPos : 77</text:p>
          </table:table-cell>
          <table:table-cell office:value-type="string">
            <text:p>negAsPos : 127</text:p>
          </table:table-cell>
          <table:table-cell table:number-columns-repeated="2"/>
        </table:table-row>
        <table:table-row table:style-name="ro3">
          <table:table-cell office:value-type="string">
            <text:p>negAsNeg : 287</text:p>
          </table:table-cell>
          <table:table-cell office:value-type="string">
            <text:p>negAsNeg : 425</text:p>
          </table:table-cell>
          <table:table-cell table:number-columns-repeated="2"/>
        </table:table-row>
        <table:table-row table:style-name="ro1">
          <table:table-cell office:value-type="string">
            <text:p>Accuracy : 0.6881868131868132</text:p>
          </table:table-cell>
          <table:table-cell office:value-type="string">
            <text:p>Accuracy : 0.7228017883755589</text:p>
          </table:table-cell>
          <table:table-cell table:number-columns-repeated="2"/>
        </table:table-row>
        <table:table-row table:style-name="ro3">
          <table:table-cell office:value-type="string">
            <text:p>PrecisionP : 0.7353951890034365</text:p>
          </table:table-cell>
          <table:table-cell office:value-type="string">
            <text:p>PrecisionP : 0.32085561497326204</text:p>
          </table:table-cell>
          <table:table-cell table:number-columns-repeated="2"/>
        </table:table-row>
        <table:table-row table:style-name="ro3">
          <table:table-cell office:value-type="string">
            <text:p>RecallP : 0.5879120879120879</text:p>
          </table:table-cell>
          <table:table-cell office:value-type="string">
            <text:p>RecallP : 0.5042016806722689</text:p>
          </table:table-cell>
          <table:table-cell table:number-columns-repeated="2"/>
        </table:table-row>
        <table:table-row table:style-name="ro3">
          <table:table-cell office:value-type="string">
            <text:p>FScoreP : 0.6534351145038167</text:p>
          </table:table-cell>
          <table:table-cell office:value-type="string">
            <text:p>FScoreP : 0.3921568627450981</text:p>
          </table:table-cell>
          <table:table-cell table:number-columns-repeated="2"/>
        </table:table-row>
        <table:table-row table:style-name="ro3">
          <table:table-cell office:value-type="string">
            <text:p>PrecisionN : 0.6567505720823799</text:p>
          </table:table-cell>
          <table:table-cell office:value-type="string">
            <text:p>PrecisionN : 0.878099173553719</text:p>
          </table:table-cell>
          <table:table-cell table:number-columns-repeated="2"/>
        </table:table-row>
        <table:table-row table:style-name="ro3">
          <table:table-cell office:value-type="string">
            <text:p>RecallN : 0.7884615384615384</text:p>
          </table:table-cell>
          <table:table-cell office:value-type="string">
            <text:p>RecallN : 0.769927536231884</text:p>
          </table:table-cell>
          <table:table-cell table:number-columns-repeated="2"/>
        </table:table-row>
        <table:table-row table:style-name="ro3">
          <table:table-cell office:value-type="string">
            <text:p>FScoreN : 0.7166042446941323</text:p>
          </table:table-cell>
          <table:table-cell office:value-type="string">
            <text:p>FScoreN : 0.8204633204633205</text:p>
          </table:table-cell>
          <table:table-cell table:number-columns-repeated="2"/>
        </table:table-row>
        <table:table-row table:style-name="ro4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Noun8</text:p>
          </table:table-cell>
          <table:table-cell table:style-name="Default" office:value-type="string">
            <text:p>Senseval2</text:p>
          </table:table-cell>
          <table:table-cell table:number-columns-repeated="2"/>
        </table:table-row>
        <table:table-row table:style-name="ro3">
          <table:table-cell office:value-type="string">
            <text:p>posAsPos : 205</text:p>
          </table:table-cell>
          <table:table-cell office:value-type="string">
            <text:p>posAsPos : 59</text:p>
          </table:table-cell>
          <table:table-cell table:number-columns-repeated="2"/>
        </table:table-row>
        <table:table-row table:style-name="ro3">
          <table:table-cell office:value-type="string">
            <text:p>posAsNeg : 159</text:p>
          </table:table-cell>
          <table:table-cell office:value-type="string">
            <text:p>posAsNeg : 60</text:p>
          </table:table-cell>
          <table:table-cell table:number-columns-repeated="2"/>
        </table:table-row>
        <table:table-row table:style-name="ro3">
          <table:table-cell office:value-type="string">
            <text:p>negAsPos : 74</text:p>
          </table:table-cell>
          <table:table-cell office:value-type="string">
            <text:p>negAsPos : 106</text:p>
          </table:table-cell>
          <table:table-cell table:number-columns-repeated="2"/>
        </table:table-row>
        <table:table-row table:style-name="ro3">
          <table:table-cell office:value-type="string">
            <text:p>negAsNeg : 290</text:p>
          </table:table-cell>
          <table:table-cell office:value-type="string">
            <text:p>negAsNeg : 446</text:p>
          </table:table-cell>
          <table:table-cell table:number-columns-repeated="2"/>
        </table:table-row>
        <table:table-row table:style-name="ro1">
          <table:table-cell office:value-type="string">
            <text:p>Accuracy : 0.679945054945055</text:p>
          </table:table-cell>
          <table:table-cell office:value-type="string">
            <text:p>Accuracy : 0.7526080476900149</text:p>
          </table:table-cell>
          <table:table-cell table:number-columns-repeated="2"/>
        </table:table-row>
        <table:table-row table:style-name="ro3">
          <table:table-cell office:value-type="string">
            <text:p>PrecisionP : 0.7347670250896058</text:p>
          </table:table-cell>
          <table:table-cell office:value-type="string">
            <text:p>PrecisionP : 0.3575757575757576</text:p>
          </table:table-cell>
          <table:table-cell table:number-columns-repeated="2"/>
        </table:table-row>
        <table:table-row table:style-name="ro3">
          <table:table-cell office:value-type="string">
            <text:p>RecallP : 0.5631868131868132</text:p>
          </table:table-cell>
          <table:table-cell office:value-type="string">
            <text:p>RecallP : 0.4957983193277311</text:p>
          </table:table-cell>
          <table:table-cell table:number-columns-repeated="2"/>
        </table:table-row>
        <table:table-row table:style-name="ro3">
          <table:table-cell office:value-type="string">
            <text:p>FScoreP : 0.6376360808709175</text:p>
          </table:table-cell>
          <table:table-cell office:value-type="string">
            <text:p>FScoreP : 0.4154929577464789</text:p>
          </table:table-cell>
          <table:table-cell table:number-columns-repeated="2"/>
        </table:table-row>
        <table:table-row table:style-name="ro3">
          <table:table-cell office:value-type="string">
            <text:p>PrecisionN : 0.6458797327394209</text:p>
          </table:table-cell>
          <table:table-cell office:value-type="string">
            <text:p>PrecisionN : 0.8814229249011858</text:p>
          </table:table-cell>
          <table:table-cell table:number-columns-repeated="2"/>
        </table:table-row>
        <table:table-row table:style-name="ro3">
          <table:table-cell office:value-type="string">
            <text:p>RecallN : 0.7967032967032966</text:p>
          </table:table-cell>
          <table:table-cell office:value-type="string">
            <text:p>RecallN : 0.8079710144927537</text:p>
          </table:table-cell>
          <table:table-cell table:number-columns-repeated="2"/>
        </table:table-row>
        <table:table-row table:style-name="ro3">
          <table:table-cell office:value-type="string">
            <text:p>FScoreN : 0.7134071340713406</text:p>
          </table:table-cell>
          <table:table-cell office:value-type="string">
            <text:p>FScoreN : 0.843100189035916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mit Bhagwani</meta:initial-creator>
    <meta:creation-date>2013-05-10T20:15:16</meta:creation-date>
    <meta:generator>LibreOffice/3.5$Linux_X86_64 LibreOffice_project/350m1$Build-2</meta:generator>
    <dc:date>2013-05-11T23:37:08</dc:date>
    <dc:creator>Sumit Bhagwani</dc:creator>
    <meta:editing-duration>PT19H13M20S</meta:editing-duration>
    <meta:editing-cycles>36</meta:editing-cycles>
    <meta:document-statistic meta:table-count="6" meta:cell-count="880" meta:object-count="0"/>
  </office:meta>
</office:document-meta>
</file>